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173in"/>
    </style:style>
    <style:style style:name="co3" style:family="table-column">
      <style:table-column-properties fo:break-before="auto" style:column-width="3.1209in"/>
    </style:style>
    <style:style style:name="co4" style:family="table-column">
      <style:table-column-properties fo:break-before="auto" style:column-width="1.248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2pt" style:language-asian="en" style:country-asian="US" style:font-style-asian="normal" style:font-weight-asian="normal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size="12pt" style:font-size-asian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font-size-asian="12pt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line-through-mode="continuous" style:font-name-asian="DejaVu Sans1" style:language-asian="en" style:country-asian="US" style:font-name-complex="Bitstream Vera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Times New Roman" fo:font-size="12pt" fo:language="en" fo:country="US" fo:font-style="normal" fo:font-weight="normal" style:font-name-asian="DejaVu Sans1" style:font-size-asian="12pt" style:language-asian="en" style:country-asian="US" style:font-name-complex="Bitstream Vera Sans1" style:font-size-complex="6.80000019073486pt"/>
    </style:style>
    <style:style style:name="T2" style:family="text">
      <style:text-properties style:use-window-font-color="true" style:font-name="Times New Roman" fo:font-size="12pt" fo:language="en" fo:country="US" style:font-name-asian="DejaVu Sans1" style:font-size-asian="12pt" style:language-asian="en" style:country-asian="US" style:font-style-asian="normal" style:font-weight-asian="normal" style:font-name-complex="Bitstream Vera Sans1" style:font-size-complex="6.80000019073486pt"/>
    </style:style>
    <style:style style:name="T3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en" style:country-asian="US" style:font-name-complex="Bitstream Vera Sans1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77328">
            <text:p>77328</text:p>
          </table:table-cell>
          <table:table-cell table:style-name="ce2" office:value-type="string">
            <text:p><text:a xlink:href="../../TransparentThoughts/77328.html">第一天，新的思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32">
            <text:p>77332</text:p>
          </table:table-cell>
          <table:table-cell table:style-name="ce2" office:value-type="string">
            <text:p><text:a xlink:href="../../TransparentThoughts/77332.html">IoC容器和Dependency Injection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358">
            <text:p>77358</text:p>
          </table:table-cell>
          <table:table-cell table:style-name="ce2" office:value-type="string">
            <text:p><text:a xlink:href="../../TransparentThoughts/77358.html">重构思想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412">
            <text:p>77412</text:p>
          </table:table-cell>
          <table:table-cell table:style-name="ce2" office:value-type="string">
            <text:p><text:a xlink:href="../../TransparentThoughts/77412.html">SunToneAM，以及方法学的核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二 </text:span><text:span text:style-name="T1">22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694">
            <text:p>77694</text:p>
          </table:table-cell>
          <table:table-cell table:style-name="ce2" office:value-type="string">
            <text:p><text:a xlink:href="../../TransparentThoughts/77694.html">JSR-175 (Meta-data) Sampl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0</text:span><text:span text:style-name="T2">日</text:span><text:span text:style-name="T3">, </text:span><text:span text:style-name="T2">星期三 </text:span><text:span text:style-name="T3">08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515">
            <text:p>78515</text:p>
          </table:table-cell>
          <table:table-cell table:style-name="ce2" office:value-type="string">
            <text:p><text:a xlink:href="../../TransparentThoughts/78515.html">技术的犬儒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23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897">
            <text:p>78897</text:p>
          </table:table-cell>
          <table:table-cell table:style-name="ce2" office:value-type="string">
            <text:p><text:a xlink:href="../../TransparentThoughts/78897.html">ELHou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2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247">
            <text:p>79247</text:p>
          </table:table-cell>
          <table:table-cell table:style-name="ce2" office:value-type="string">
            <text:p><text:a xlink:href="../../TransparentThoughts/79247.html">生气了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280">
            <text:p>79280</text:p>
          </table:table-cell>
          <table:table-cell table:style-name="ce2" office:value-type="string">
            <text:p><text:a xlink:href="../../TransparentThoughts/79280.html">G-Roller的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1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397">
            <text:p>79397</text:p>
          </table:table-cell>
          <table:table-cell table:style-name="ce2" office:value-type="string">
            <text:p><text:a xlink:href="../../TransparentThoughts/79397.html">XP实践：每周40小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四 </text:span><text:span text:style-name="T1">20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628">
            <text:p>80628</text:p>
          </table:table-cell>
          <table:table-cell table:style-name="ce2" office:value-type="string">
            <text:p><text:a xlink:href="../../TransparentThoughts/80628.html">Tom DeMarco的三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855">
            <text:p>80855</text:p>
          </table:table-cell>
          <table:table-cell table:style-name="ce2" office:value-type="string">
            <text:p><text:a xlink:href="../../TransparentThoughts/80855.html">Sun JAF，以及概念完整性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887">
            <text:p>80887</text:p>
          </table:table-cell>
          <table:table-cell table:style-name="ce2" office:value-type="string">
            <text:p><text:a xlink:href="../../TransparentThoughts/80887.html">Windy姐，我应该开心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1955">
            <text:p>81955</text:p>
          </table:table-cell>
          <table:table-cell table:style-name="ce2" office:value-type="string">
            <text:p><text:a xlink:href="../../TransparentThoughts/81955.html">上海，非常开心的聚会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3</text:span><text:span text:style-name="T2">日</text:span><text:span text:style-name="T1">, </text:span><text:span text:style-name="T2">星期六 </text:span><text:span text:style-name="T1">22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343">
            <text:p>82343</text:p>
          </table:table-cell>
          <table:table-cell table:style-name="ce2" office:value-type="string">
            <text:p><text:a xlink:href="../../TransparentThoughts/82343.html">软件工匠的三项素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2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654">
            <text:p>82654</text:p>
          </table:table-cell>
          <table:table-cell table:style-name="ce2" office:value-type="string">
            <text:p><text:a xlink:href="../../TransparentThoughts/82654.html">X档案：基于XML的Java持久化方案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692">
            <text:p>82692</text:p>
          </table:table-cell>
          <table:table-cell table:style-name="ce2" office:value-type="string">
            <text:p><text:a xlink:href="../../TransparentThoughts/82692.html">关于“Unclosed Connection”：把client当白痴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60">
            <text:p>82960</text:p>
          </table:table-cell>
          <table:table-cell table:style-name="ce2" office:value-type="string">
            <text:p><text:a xlink:href="../../TransparentThoughts/82960.html">江南春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4</text:span><text:span text:style-name="T2">日</text:span><text:span text:style-name="T1">, </text:span><text:span text:style-name="T2">星期日 </text:span><text:span text:style-name="T1">23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301">
            <text:p>83301</text:p>
          </table:table-cell>
          <table:table-cell table:style-name="ce2" office:value-type="string">
            <text:p><text:a xlink:href="../../TransparentThoughts/83301.html">关于“信心的工程”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0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455">
            <text:p>83455</text:p>
          </table:table-cell>
          <table:table-cell table:style-name="ce2" office:value-type="string">
            <text:p><text:a xlink:href="../../TransparentThoughts/83455.html">风花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2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789">
            <text:p>83789</text:p>
          </table:table-cell>
          <table:table-cell table:style-name="ce2" office:value-type="string">
            <text:p><text:a xlink:href="../../TransparentThoughts/83789.html">有所写，有所不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7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025">
            <text:p>84025</text:p>
          </table:table-cell>
          <table:table-cell table:style-name="ce2" office:value-type="string">
            <text:p><text:a xlink:href="../../TransparentThoughts/84025.html">关于“unavailable server”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5</text:span><text:span text:style-name="T2">日</text:span><text:span text:style-name="T3">, </text:span><text:span text:style-name="T2">星期一 </text:span><text:span text:style-name="T3">20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570">
            <text:p>84570</text:p>
          </table:table-cell>
          <table:table-cell table:style-name="ce2" office:value-type="string">
            <text:p><text:a xlink:href="../../TransparentThoughts/84570.html">《软件工艺》书评集粹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973">
            <text:p>84973</text:p>
          </table:table-cell>
          <table:table-cell table:style-name="ce2" office:value-type="string">
            <text:p><text:a xlink:href="../../TransparentThoughts/84973.html">笑话两则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6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309">
            <text:p>85309</text:p>
          </table:table-cell>
          <table:table-cell table:style-name="ce2" office:value-type="string">
            <text:p><text:a xlink:href="../../TransparentThoughts/85309.html">直接调用ProxyFactoryBea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二 </text:span><text:span text:style-name="T3">20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6245">
            <text:p>86245</text:p>
          </table:table-cell>
          <table:table-cell table:style-name="ce2" office:value-type="string">
            <text:p><text:a xlink:href="../../TransparentThoughts/86245.html">AOP的困境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9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6813">
            <text:p>86813</text:p>
          </table:table-cell>
          <table:table-cell table:style-name="ce2" office:value-type="string">
            <text:p><text:a xlink:href="../../TransparentThoughts/86813.html">JSR 241：Groovy语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8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888">
            <text:p>87888</text:p>
          </table:table-cell>
          <table:table-cell table:style-name="ce2" office:value-type="string">
            <text:p><text:a xlink:href="../../TransparentThoughts/87888.html">与熊共舞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一 </text:span><text:span text:style-name="T1">11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112">
            <text:p>88112</text:p>
          </table:table-cell>
          <table:table-cell table:style-name="ce2" office:value-type="string">
            <text:p><text:a xlink:href="../../TransparentThoughts/88112.html">浅尝Groovy：GroovyMarku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4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855">
            <text:p>88855</text:p>
          </table:table-cell>
          <table:table-cell table:style-name="ce2" office:value-type="string">
            <text:p><text:a xlink:href="../../TransparentThoughts/88855.html">To EJB Or Not To EJB, That Is A Ques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22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204">
            <text:p>89204</text:p>
          </table:table-cell>
          <table:table-cell table:style-name="ce2" office:value-type="string">
            <text:p><text:a xlink:href="../../TransparentThoughts/89204.html">炒冷饭的高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535">
            <text:p>89535</text:p>
          </table:table-cell>
          <table:table-cell table:style-name="ce2" office:value-type="string">
            <text:p><text:a xlink:href="../../TransparentThoughts/89535.html">More About AOP Dilema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3</text:span><text:span text:style-name="T2">日</text:span><text:span text:style-name="T3">, </text:span><text:span text:style-name="T2">星期二 </text:span><text:span text:style-name="T3">14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608">
            <text:p>89608</text:p>
          </table:table-cell>
          <table:table-cell table:style-name="ce2" office:value-type="string">
            <text:p><text:a xlink:href="../../TransparentThoughts/89608.html">取舍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5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0407">
            <text:p>90407</text:p>
          </table:table-cell>
          <table:table-cell table:style-name="ce2" office:value-type="string">
            <text:p><text:a xlink:href="../../TransparentThoughts/90407.html">我也看AOP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4</text:span><text:span text:style-name="T2">日</text:span><text:span text:style-name="T3">, </text:span><text:span text:style-name="T2">星期三 </text:span><text:span text:style-name="T3">10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081">
            <text:p>92081</text:p>
          </table:table-cell>
          <table:table-cell table:style-name="ce2" office:value-type="string">
            <text:p><text:a xlink:href="../../TransparentThoughts/92081.html">你叫我拿什么文档给你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093">
            <text:p>92093</text:p>
          </table:table-cell>
          <table:table-cell table:style-name="ce2" office:value-type="string">
            <text:p><text:a xlink:href="../../TransparentThoughts/92093.html">科比的肩膀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19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367">
            <text:p>92367</text:p>
          </table:table-cell>
          <table:table-cell table:style-name="ce2" office:value-type="string">
            <text:p><text:a xlink:href="../../TransparentThoughts/92367.html">文债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四 </text:span><text:span text:style-name="T1">23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354">
            <text:p>93354</text:p>
          </table:table-cell>
          <table:table-cell table:style-name="ce2" office:value-type="string">
            <text:p><text:a xlink:href="../../TransparentThoughts/93354.html">懒惰是一种美德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6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784">
            <text:p>93784</text:p>
          </table:table-cell>
          <table:table-cell table:style-name="ce2" office:value-type="string">
            <text:p><text:a xlink:href="../../TransparentThoughts/93784.html">如何评价一个IoC容器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21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012">
            <text:p>95012</text:p>
          </table:table-cell>
          <table:table-cell table:style-name="ce2" office:value-type="string">
            <text:p><text:a xlink:href="../../TransparentThoughts/95012.html">“程序员修炼之道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7</text:span><text:span text:style-name="T2">日</text:span><text:span text:style-name="T1">, </text:span><text:span text:style-name="T2">星期六 </text:span><text:span text:style-name="T1">2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262">
            <text:p>95262</text:p>
          </table:table-cell>
          <table:table-cell table:style-name="ce2" office:value-type="string">
            <text:p><text:a xlink:href="../../TransparentThoughts/95262.html">憔悴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00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598">
            <text:p>95598</text:p>
          </table:table-cell>
          <table:table-cell table:style-name="ce2" office:value-type="string">
            <text:p><text:a xlink:href="../../TransparentThoughts/95598.html">Why Eclipse Jolts?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12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958">
            <text:p>95958</text:p>
          </table:table-cell>
          <table:table-cell table:style-name="ce2" office:value-type="string">
            <text:p><text:a xlink:href="../../TransparentThoughts/95958.html">Extensible IDEs vs. Eclipse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日 </text:span><text:span text:style-name="T3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158">
            <text:p>96158</text:p>
          </table:table-cell>
          <table:table-cell table:style-name="ce2" office:value-type="string">
            <text:p><text:a xlink:href="../../TransparentThoughts/96158.html">Potian的新家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165">
            <text:p>96165</text:p>
          </table:table-cell>
          <table:table-cell table:style-name="ce2" office:value-type="string">
            <text:p><text:a xlink:href="../../TransparentThoughts/96165.html">媒介决定论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28</text:span><text:span text:style-name="T2">日</text:span><text:span text:style-name="T1">, </text:span><text:span text:style-name="T2">星期日 </text:span><text:span text:style-name="T1">23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126">
            <text:p>97126</text:p>
          </table:table-cell>
          <table:table-cell table:style-name="ce2" office:value-type="string">
            <text:p><text:a xlink:href="../../TransparentThoughts/97126.html">Re-inventing Wheels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9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808">
            <text:p>97808</text:p>
          </table:table-cell>
          <table:table-cell table:style-name="ce2" office:value-type="string">
            <text:p><text:a xlink:href="../../TransparentThoughts/97808.html">The Dilemma of Excep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3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0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239">
            <text:p>98239</text:p>
          </table:table-cell>
          <table:table-cell table:style-name="ce2" office:value-type="string">
            <text:p><text:a xlink:href="../../TransparentThoughts/98239.html">拿到了《与熊共舞》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6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550">
            <text:p>98550</text:p>
          </table:table-cell>
          <table:table-cell table:style-name="ce2" office:value-type="string">
            <text:p><text:a xlink:href="../../TransparentThoughts/98550.html">Cool时代的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0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688">
            <text:p>98688</text:p>
          </table:table-cell>
          <table:table-cell table:style-name="ce2" office:value-type="string">
            <text:p><text:a xlink:href="../../TransparentThoughts/98688.html">你打哪个位置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21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9992">
            <text:p>99992</text:p>
          </table:table-cell>
          <table:table-cell table:style-name="ce2" office:value-type="string">
            <text:p><text:a xlink:href="../../TransparentThoughts/99992.html">第六条毛毛虫</text:a></text:p>
          </table:table-cell>
          <table:table-cell table:style-name="ce4" office:value-type="string">
            <text:p><text:span text:style-name="T1">2004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302">
            <text:p>101302</text:p>
          </table:table-cell>
          <table:table-cell table:style-name="ce2" office:value-type="string">
            <text:p><text:a xlink:href="../../TransparentThoughts/101302.html">不完美的XP实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19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458">
            <text:p>101458</text:p>
          </table:table-cell>
          <table:table-cell table:style-name="ce2" office:value-type="string">
            <text:p><text:a xlink:href="../../TransparentThoughts/101458.html">Eclipse的异常处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1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505">
            <text:p>101505</text:p>
          </table:table-cell>
          <table:table-cell table:style-name="ce2" office:value-type="string">
            <text:p><text:a xlink:href="../../TransparentThoughts/101505.html">关于敏捷方法的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</text:span><text:span text:style-name="T2">日</text:span><text:span text:style-name="T1">, </text:span><text:span text:style-name="T2">星期四 </text:span><text:span text:style-name="T1">22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155">
            <text:p>102155</text:p>
          </table:table-cell>
          <table:table-cell table:style-name="ce2" office:value-type="string">
            <text:p><text:a xlink:href="../../TransparentThoughts/102155.html">巴厘人的生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280">
            <text:p>102280</text:p>
          </table:table-cell>
          <table:table-cell table:style-name="ce2" office:value-type="string">
            <text:p><text:a xlink:href="../../TransparentThoughts/102280.html">银狐的工作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3</text:span><text:span text:style-name="T2">日</text:span><text:span text:style-name="T1">, </text:span><text:span text:style-name="T2">星期六 </text:span><text:span text:style-name="T1">19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980">
            <text:p>102980</text:p>
          </table:table-cell>
          <table:table-cell table:style-name="ce2" office:value-type="string">
            <text:p><text:a xlink:href="../../TransparentThoughts/102980.html">怎样才算优秀的程序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11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079">
            <text:p>103079</text:p>
          </table:table-cell>
          <table:table-cell table:style-name="ce2" office:value-type="string">
            <text:p><text:a xlink:href="../../TransparentThoughts/103079.html">Where Is The“X”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4</text:span><text:span text:style-name="T2">日</text:span><text:span text:style-name="T3">, </text:span><text:span text:style-name="T2">星期日 </text:span><text:span text:style-name="T3">13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882">
            <text:p>103882</text:p>
          </table:table-cell>
          <table:table-cell table:style-name="ce2" office:value-type="string">
            <text:p><text:a xlink:href="../../TransparentThoughts/103882.html">有必要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08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552">
            <text:p>104552</text:p>
          </table:table-cell>
          <table:table-cell table:style-name="ce2" office:value-type="string">
            <text:p><text:a xlink:href="../../TransparentThoughts/104552.html">缓存也会出毛病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5</text:span><text:span text:style-name="T2">日</text:span><text:span text:style-name="T1">, </text:span><text:span text:style-name="T2">星期一 </text:span><text:span text:style-name="T1">18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028">
            <text:p>106028</text:p>
          </table:table-cell>
          <table:table-cell table:style-name="ce2" office:value-type="string">
            <text:p><text:a xlink:href="../../TransparentThoughts/106028.html">Shark第一印象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20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491">
            <text:p>106491</text:p>
          </table:table-cell>
          <table:table-cell table:style-name="ce2" office:value-type="string">
            <text:p><text:a xlink:href="../../TransparentThoughts/106491.html">信息系统的中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1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029">
            <text:p>107029</text:p>
          </table:table-cell>
          <table:table-cell table:style-name="ce2" office:value-type="string">
            <text:p><text:a xlink:href="../../TransparentThoughts/107029.html">羡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16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282">
            <text:p>107282</text:p>
          </table:table-cell>
          <table:table-cell table:style-name="ce2" office:value-type="string">
            <text:p><text:a xlink:href="../../TransparentThoughts/107282.html">"Horrible" Open Sourc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566">
            <text:p>107566</text:p>
          </table:table-cell>
          <table:table-cell table:style-name="ce2" office:value-type="string">
            <text:p><text:a xlink:href="../../TransparentThoughts/107566.html">跟OSWorkflow奋斗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三 </text:span><text:span text:style-name="T1">23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228">
            <text:p>108228</text:p>
          </table:table-cell>
          <table:table-cell table:style-name="ce2" office:value-type="string">
            <text:p><text:a xlink:href="../../TransparentThoughts/108228.html">BeanShell的中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4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339">
            <text:p>108339</text:p>
          </table:table-cell>
          <table:table-cell table:style-name="ce2" office:value-type="string">
            <text:p><text:a xlink:href="../../TransparentThoughts/108339.html">OSWorkflow真灵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5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107">
            <text:p>109107</text:p>
          </table:table-cell>
          <table:table-cell table:style-name="ce2" office:value-type="string">
            <text:p><text:a xlink:href="../../TransparentThoughts/109107.html">OSWorkflow中BeanShell的运行环境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22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691">
            <text:p>109691</text:p>
          </table:table-cell>
          <table:table-cell table:style-name="ce2" office:value-type="string">
            <text:p><text:a xlink:href="../../TransparentThoughts/109691.html">又两篇文章见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4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102">
            <text:p>110102</text:p>
          </table:table-cell>
          <table:table-cell table:style-name="ce2" office:value-type="string">
            <text:p><text:a xlink:href="../../TransparentThoughts/110102.html">G-Roller框架使用手册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7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790">
            <text:p>110790</text:p>
          </table:table-cell>
          <table:table-cell table:style-name="ce2" office:value-type="string">
            <text:p><text:a xlink:href="../../TransparentThoughts/110790.html">出名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2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483">
            <text:p>112483</text:p>
          </table:table-cell>
          <table:table-cell table:style-name="ce2" office:value-type="string">
            <text:p><text:a xlink:href="../../TransparentThoughts/112483.html">总算又完成一篇大杂烩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20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891">
            <text:p>112891</text:p>
          </table:table-cell>
          <table:table-cell table:style-name="ce2" office:value-type="string">
            <text:p><text:a xlink:href="../../TransparentThoughts/112891.html">春，风，回忆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0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3138">
            <text:p>113138</text:p>
          </table:table-cell>
          <table:table-cell table:style-name="ce2" office:value-type="string">
            <text:p><text:a xlink:href="../../TransparentThoughts/113138.html">OSWorkflow基本概念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4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3399">
            <text:p>113399</text:p>
          </table:table-cell>
          <table:table-cell table:style-name="ce2" office:value-type="string">
            <text:p><text:a xlink:href="../../TransparentThoughts/113399.html">怎么Groovy也有中文问题呀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6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3564">
            <text:p>113564</text:p>
          </table:table-cell>
          <table:table-cell table:style-name="ce2" office:value-type="string">
            <text:p><text:a xlink:href="../../TransparentThoughts/113564.html">传媒泛滥的季节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2</text:span><text:span text:style-name="T2">日</text:span><text:span text:style-name="T1">, </text:span><text:span text:style-name="T2">星期一 </text:span><text:span text:style-name="T1">19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339">
            <text:p>114339</text:p>
          </table:table-cell>
          <table:table-cell table:style-name="ce2" office:value-type="string">
            <text:p><text:a xlink:href="../../TransparentThoughts/114339.html">什么叫人品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0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682">
            <text:p>114682</text:p>
          </table:table-cell>
          <table:table-cell table:style-name="ce2" office:value-type="string">
            <text:p><text:a xlink:href="../../TransparentThoughts/114682.html">大众传播第一课：理解媒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16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182">
            <text:p>115182</text:p>
          </table:table-cell>
          <table:table-cell table:style-name="ce2" office:value-type="string">
            <text:p><text:a xlink:href="../../TransparentThoughts/115182.html">关于Multi-Paradig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3</text:span><text:span text:style-name="T2">日</text:span><text:span text:style-name="T3">, </text:span><text:span text:style-name="T2">星期二 </text:span><text:span text:style-name="T3">20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294">
            <text:p>116294</text:p>
          </table:table-cell>
          <table:table-cell table:style-name="ce2" office:value-type="string">
            <text:p><text:a xlink:href="../../TransparentThoughts/116294.html">大众传播第二课：媒介的温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16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263">
            <text:p>117263</text:p>
          </table:table-cell>
          <table:table-cell table:style-name="ce2" office:value-type="string">
            <text:p><text:a xlink:href="../../TransparentThoughts/117263.html">程序员的觉醒??第14届Jolt奖获奖产品点评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3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274">
            <text:p>117274</text:p>
          </table:table-cell>
          <table:table-cell table:style-name="ce2" office:value-type="string">
            <text:p><text:a xlink:href="../../TransparentThoughts/117274.html">Hessian原来支持overloa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5</text:span><text:span text:style-name="T2">日</text:span><text:span text:style-name="T3">, </text:span><text:span text:style-name="T2">星期四 </text:span><text:span text:style-name="T3">13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530">
            <text:p>117530</text:p>
          </table:table-cell>
          <table:table-cell table:style-name="ce2" office:value-type="string">
            <text:p><text:a xlink:href="../../TransparentThoughts/117530.html">Weinberg的写作目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6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016">
            <text:p>118016</text:p>
          </table:table-cell>
          <table:table-cell table:style-name="ce2" office:value-type="string">
            <text:p><text:a xlink:href="../../TransparentThoughts/118016.html">完善自我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22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67">
            <text:p>118167</text:p>
          </table:table-cell>
          <table:table-cell table:style-name="ce2" office:value-type="string">
            <text:p><text:a xlink:href="../../TransparentThoughts/118167.html">Weinberg的谜语，以及“业务逻辑”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09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504">
            <text:p>118504</text:p>
          </table:table-cell>
          <table:table-cell table:style-name="ce2" office:value-type="string">
            <text:p><text:a xlink:href="../../TransparentThoughts/118504.html">Weinberg的另一个故事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2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788">
            <text:p>119788</text:p>
          </table:table-cell>
          <table:table-cell table:style-name="ce2" office:value-type="string">
            <text:p><text:a xlink:href="../../TransparentThoughts/119788.html">OSWorkflow概念：owner、caller和wfI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7</text:span><text:span text:style-name="T2">日</text:span><text:span text:style-name="T3">, </text:span><text:span text:style-name="T2">星期六 </text:span><text:span text:style-name="T3">16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606">
            <text:p>121606</text:p>
          </table:table-cell>
          <table:table-cell table:style-name="ce2" office:value-type="string">
            <text:p><text:a xlink:href="../../TransparentThoughts/121606.html">什么是portal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18</text:span><text:span text:style-name="T2">日</text:span><text:span text:style-name="T3">, </text:span><text:span text:style-name="T2">星期日 </text:span><text:span text:style-name="T3">23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27">
            <text:p>121827</text:p>
          </table:table-cell>
          <table:table-cell table:style-name="ce2" office:value-type="string">
            <text:p><text:a xlink:href="../../TransparentThoughts/121827.html">Spring结合Hibernate的标准做法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一 </text:span><text:span text:style-name="T1">08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101">
            <text:p>123101</text:p>
          </table:table-cell>
          <table:table-cell table:style-name="ce2" office:value-type="string">
            <text:p><text:a xlink:href="../../TransparentThoughts/123101.html">出离愤怒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973">
            <text:p>123973</text:p>
          </table:table-cell>
          <table:table-cell table:style-name="ce2" office:value-type="string">
            <text:p><text:a xlink:href="../../TransparentThoughts/123973.html">“我的”程序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21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219">
            <text:p>125219</text:p>
          </table:table-cell>
          <table:table-cell table:style-name="ce2" office:value-type="string">
            <text:p><text:a xlink:href="../../TransparentThoughts/125219.html">伟大的Hello World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1</text:span><text:span text:style-name="T2">日</text:span><text:span text:style-name="T3">, </text:span><text:span text:style-name="T2">星期三 </text:span><text:span text:style-name="T3">22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426">
            <text:p>125426</text:p>
          </table:table-cell>
          <table:table-cell table:style-name="ce2" office:value-type="string">
            <text:p><text:a xlink:href="../../TransparentThoughts/125426.html">我的信仰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08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664">
            <text:p>125664</text:p>
          </table:table-cell>
          <table:table-cell table:style-name="ce2" office:value-type="string">
            <text:p><text:a xlink:href="../../TransparentThoughts/125664.html">有趣的争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13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536">
            <text:p>126536</text:p>
          </table:table-cell>
          <table:table-cell table:style-name="ce2" office:value-type="string">
            <text:p><text:a xlink:href="../../TransparentThoughts/126536.html">WebLogic Workshop真漂亮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892">
            <text:p>126892</text:p>
          </table:table-cell>
          <table:table-cell table:style-name="ce2" office:value-type="string">
            <text:p><text:a xlink:href="../../TransparentThoughts/126892.html">Dissecting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4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911">
            <text:p>126911</text:p>
          </table:table-cell>
          <table:table-cell table:style-name="ce2" office:value-type="string">
            <text:p><text:a xlink:href="../../TransparentThoughts/126911.html">“与风险共舞”有奖征文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7189">
            <text:p>127189</text:p>
          </table:table-cell>
          <table:table-cell table:style-name="ce2" office:value-type="string">
            <text:p><text:a xlink:href="../../TransparentThoughts/127189.html">entity bean还不弱？！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8271">
            <text:p>128271</text:p>
          </table:table-cell>
          <table:table-cell table:style-name="ce2" office:value-type="string">
            <text:p><text:a xlink:href="../../TransparentThoughts/128271.html">喧宾夺主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7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9654">
            <text:p>129654</text:p>
          </table:table-cell>
          <table:table-cell table:style-name="ce2" office:value-type="string">
            <text:p><text:a xlink:href="../../TransparentThoughts/129654.html">抬头游泳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9667">
            <text:p>129667</text:p>
          </table:table-cell>
          <table:table-cell table:style-name="ce2" office:value-type="string">
            <text:p><text:a xlink:href="../../TransparentThoughts/129667.html">人气的价值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131">
            <text:p>130131</text:p>
          </table:table-cell>
          <table:table-cell table:style-name="ce2" office:value-type="string">
            <text:p><text:a xlink:href="../../TransparentThoughts/130131.html">我们这一代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8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161">
            <text:p>130161</text:p>
          </table:table-cell>
          <table:table-cell table:style-name="ce2" office:value-type="string">
            <text:p><text:a xlink:href="../../TransparentThoughts/130161.html">按需出版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09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680">
            <text:p>130680</text:p>
          </table:table-cell>
          <table:table-cell table:style-name="ce2" office:value-type="string">
            <text:p><text:a xlink:href="../../TransparentThoughts/130680.html">单元测试呀同志哥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0736">
            <text:p>130736</text:p>
          </table:table-cell>
          <table:table-cell table:style-name="ce2" office:value-type="string">
            <text:p><text:a xlink:href="../../TransparentThoughts/130736.html">JOTM初接触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6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093">
            <text:p>131093</text:p>
          </table:table-cell>
          <table:table-cell table:style-name="ce2" office:value-type="string">
            <text:p><text:a xlink:href="../../TransparentThoughts/131093.html">试试XP吧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20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144">
            <text:p>131144</text:p>
          </table:table-cell>
          <table:table-cell table:style-name="ce2" office:value-type="string">
            <text:p><text:a xlink:href="../../TransparentThoughts/131144.html">第一步：SCM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1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489">
            <text:p>131489</text:p>
          </table:table-cell>
          <table:table-cell table:style-name="ce2" office:value-type="string">
            <text:p><text:a xlink:href="../../TransparentThoughts/131489.html">Service Oriented Architecture</text:a></text:p>
          </table:table-cell>
          <table:table-cell table:style-name="ce5" office:value-type="string">
            <text:p><text:span text:style-name="T3">2004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二 </text:span><text:span text:style-name="T3">08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568">
            <text:p>131568</text:p>
          </table:table-cell>
          <table:table-cell table:style-name="ce2" office:value-type="string">
            <text:p><text:a xlink:href="../../TransparentThoughts/131568.html">培训提纲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09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1646">
            <text:p>131646</text:p>
          </table:table-cell>
          <table:table-cell table:style-name="ce2" office:value-type="string">
            <text:p><text:a xlink:href="../../TransparentThoughts/131646.html">软件“工程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1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2380">
            <text:p>132380</text:p>
          </table:table-cell>
          <table:table-cell table:style-name="ce2" office:value-type="string">
            <text:p><text:a xlink:href="../../TransparentThoughts/132380.html">后现代的反动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20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2910">
            <text:p>132910</text:p>
          </table:table-cell>
          <table:table-cell table:style-name="ce2" office:value-type="string">
            <text:p><text:a xlink:href="../../TransparentThoughts/132910.html">需求分析的最佳工具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三 </text:span><text:span text:style-name="T1">10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34128">
            <text:p>134128</text:p>
          </table:table-cell>
          <table:table-cell table:style-name="ce2" office:value-type="string">
            <text:p><text:a xlink:href="../../TransparentThoughts/134128.html">论DDJ China的倒掉</text:a></text:p>
          </table:table-cell>
          <table:table-cell table:style-name="ce4" office:value-type="string">
            <text:p><text:span text:style-name="T1">2004</text:span><text:span text:style-name="T2">年</text:span><text:span text:style-name="T1">04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4551">
            <text:p>144551</text:p>
          </table:table-cell>
          <table:table-cell table:style-name="ce2" office:value-type="string">
            <text:p><text:a xlink:href="../../TransparentThoughts/144551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3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9097">
            <text:p>149097</text:p>
          </table:table-cell>
          <table:table-cell table:style-name="ce2" office:value-type="string">
            <text:p><text:a xlink:href="../../TransparentThoughts/149097.html">一年，感动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日 </text:span><text:span text:style-name="T1">23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49104">
            <text:p>149104</text:p>
          </table:table-cell>
          <table:table-cell table:style-name="ce2" office:value-type="string">
            <text:p><text:a xlink:href="../../TransparentThoughts/149104.html">已锁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0106">
            <text:p>150106</text:p>
          </table:table-cell>
          <table:table-cell table:style-name="ce2" office:value-type="string">
            <text:p><text:a xlink:href="../../TransparentThoughts/150106.html">咨询的秘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0</text:span><text:span text:style-name="T2">日</text:span><text:span text:style-name="T1">, </text:span><text:span text:style-name="T2">星期一 </text:span><text:span text:style-name="T1">2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0845">
            <text:p>150845</text:p>
          </table:table-cell>
          <table:table-cell table:style-name="ce2" office:value-type="string">
            <text:p><text:a xlink:href="../../TransparentThoughts/150845.html">EJB 3.0，大鼓励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1122">
            <text:p>151122</text:p>
          </table:table-cell>
          <table:table-cell table:style-name="ce2" office:value-type="string">
            <text:p><text:a xlink:href="../../TransparentThoughts/151122.html">广告，又见广告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7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3461">
            <text:p>153461</text:p>
          </table:table-cell>
          <table:table-cell table:style-name="ce2" office:value-type="string">
            <text:p><text:a xlink:href="../../TransparentThoughts/153461.html">八股文写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3556">
            <text:p>153556</text:p>
          </table:table-cell>
          <table:table-cell table:style-name="ce2" office:value-type="string">
            <text:p><text:a xlink:href="../../TransparentThoughts/153556.html">被人盯上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0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3906">
            <text:p>153906</text:p>
          </table:table-cell>
          <table:table-cell table:style-name="ce2" office:value-type="string">
            <text:p><text:a xlink:href="../../TransparentThoughts/153906.html">《软件工艺》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15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4599">
            <text:p>154599</text:p>
          </table:table-cell>
          <table:table-cell table:style-name="ce2" office:value-type="string">
            <text:p><text:a xlink:href="../../TransparentThoughts/154599.html">昨夜有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3</text:span><text:span text:style-name="T2">日</text:span><text:span text:style-name="T1">, </text:span><text:span text:style-name="T2">星期四 </text:span><text:span text:style-name="T1">22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4957">
            <text:p>154957</text:p>
          </table:table-cell>
          <table:table-cell table:style-name="ce2" office:value-type="string">
            <text:p><text:a xlink:href="../../TransparentThoughts/154957.html">庄子?秋水第十七（摘）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5077">
            <text:p>155077</text:p>
          </table:table-cell>
          <table:table-cell table:style-name="ce2" office:value-type="string">
            <text:p><text:a xlink:href="../../TransparentThoughts/155077.html">惊心动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4</text:span><text:span text:style-name="T2">日</text:span><text:span text:style-name="T1">, </text:span><text:span text:style-name="T2">星期五 </text:span><text:span text:style-name="T1">11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7058">
            <text:p>157058</text:p>
          </table:table-cell>
          <table:table-cell table:style-name="ce2" office:value-type="string">
            <text:p><text:a xlink:href="../../TransparentThoughts/157058.html">又想起JML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5</text:span><text:span text:style-name="T2">日</text:span><text:span text:style-name="T3">, </text:span><text:span text:style-name="T2">星期六 </text:span><text:span text:style-name="T3">19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7324">
            <text:p>157324</text:p>
          </table:table-cell>
          <table:table-cell table:style-name="ce2" office:value-type="string">
            <text:p><text:a xlink:href="../../TransparentThoughts/157324.html">只能让胖子失望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23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7890">
            <text:p>157890</text:p>
          </table:table-cell>
          <table:table-cell table:style-name="ce2" office:value-type="string">
            <text:p><text:a xlink:href="../../TransparentThoughts/157890.html">今日购书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日 </text:span><text:span text:style-name="T1">17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8782">
            <text:p>158782</text:p>
          </table:table-cell>
          <table:table-cell table:style-name="ce2" office:value-type="string">
            <text:p><text:a xlink:href="../../TransparentThoughts/158782.html">程序员这工作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0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9329">
            <text:p>159329</text:p>
          </table:table-cell>
          <table:table-cell table:style-name="ce2" office:value-type="string">
            <text:p><text:a xlink:href="../../TransparentThoughts/159329.html">AspectJ不是正确的道路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59869">
            <text:p>159869</text:p>
          </table:table-cell>
          <table:table-cell table:style-name="ce2" office:value-type="string">
            <text:p><text:a xlink:href="../../TransparentThoughts/159869.html">什么是“好”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22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2487">
            <text:p>162487</text:p>
          </table:table-cell>
          <table:table-cell table:style-name="ce2" office:value-type="string">
            <text:p><text:a xlink:href="../../TransparentThoughts/162487.html">JSR 170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19</text:span><text:span text:style-name="T2">日</text:span><text:span text:style-name="T3">, </text:span><text:span text:style-name="T2">星期三 </text:span><text:span text:style-name="T3">16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3642">
            <text:p>163642</text:p>
          </table:table-cell>
          <table:table-cell table:style-name="ce2" office:value-type="string">
            <text:p><text:a xlink:href="../../TransparentThoughts/163642.html">最简单的O/R Mapping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0</text:span><text:span text:style-name="T2">日</text:span><text:span text:style-name="T3">, </text:span><text:span text:style-name="T2">星期四 </text:span><text:span text:style-name="T3">10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5060">
            <text:p>165060</text:p>
          </table:table-cell>
          <table:table-cell table:style-name="ce2" office:value-type="string">
            <text:p><text:a xlink:href="../../TransparentThoughts/165060.html">如芒在背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9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6013">
            <text:p>166013</text:p>
          </table:table-cell>
          <table:table-cell table:style-name="ce2" office:value-type="string">
            <text:p><text:a xlink:href="../../TransparentThoughts/166013.html">J2EE应用的典型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21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7145">
            <text:p>167145</text:p>
          </table:table-cell>
          <table:table-cell table:style-name="ce2" office:value-type="string">
            <text:p><text:a xlink:href="../../TransparentThoughts/167145.html">PolyBloodyHardReuse</text:a></text:p>
          </table:table-cell>
          <table:table-cell table:style-name="ce5" office:value-type="string">
            <text:p><text:span text:style-name="T3">2004</text:span><text:span text:style-name="T2">年</text:span><text:span text:style-name="T3">05</text:span><text:span text:style-name="T2">月</text:span><text:span text:style-name="T3">22</text:span><text:span text:style-name="T2">日</text:span><text:span text:style-name="T3">, </text:span><text:span text:style-name="T2">星期六 </text:span><text:span text:style-name="T3">19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8486">
            <text:p>168486</text:p>
          </table:table-cell>
          <table:table-cell table:style-name="ce2" office:value-type="string">
            <text:p><text:a xlink:href="../../TransparentThoughts/168486.html">谁能给我一个DDD的例子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19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8634">
            <text:p>168634</text:p>
          </table:table-cell>
          <table:table-cell table:style-name="ce2" office:value-type="string">
            <text:p><text:a xlink:href="../../TransparentThoughts/168634.html">有点开窍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3</text:span><text:span text:style-name="T2">日</text:span><text:span text:style-name="T1">, </text:span><text:span text:style-name="T2">星期日 </text:span><text:span text:style-name="T1">20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69972">
            <text:p>169972</text:p>
          </table:table-cell>
          <table:table-cell table:style-name="ce2" office:value-type="string">
            <text:p><text:a xlink:href="../../TransparentThoughts/169972.html">一个体系结构重构模式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21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1240">
            <text:p>171240</text:p>
          </table:table-cell>
          <table:table-cell table:style-name="ce2" office:value-type="string">
            <text:p><text:a xlink:href="../../TransparentThoughts/171240.html">已经不光是对错的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5</text:span><text:span text:style-name="T2">日</text:span><text:span text:style-name="T1">, </text:span><text:span text:style-name="T2">星期二 </text:span><text:span text:style-name="T1">20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1709">
            <text:p>171709</text:p>
          </table:table-cell>
          <table:table-cell table:style-name="ce2" office:value-type="string">
            <text:p><text:a xlink:href="../../TransparentThoughts/171709.html">《软件工艺》上市了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08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1866">
            <text:p>171866</text:p>
          </table:table-cell>
          <table:table-cell table:style-name="ce2" office:value-type="string">
            <text:p><text:a xlink:href="../../TransparentThoughts/171866.html">老·庄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0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2439">
            <text:p>172439</text:p>
          </table:table-cell>
          <table:table-cell table:style-name="ce2" office:value-type="string">
            <text:p><text:a xlink:href="../../TransparentThoughts/172439.html">新专利法案可能带来什么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7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4138">
            <text:p>174138</text:p>
          </table:table-cell>
          <table:table-cell table:style-name="ce2" office:value-type="string">
            <text:p><text:a xlink:href="../../TransparentThoughts/174138.html">书评酝酿中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23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4501">
            <text:p>174501</text:p>
          </table:table-cell>
          <table:table-cell table:style-name="ce2" office:value-type="string">
            <text:p><text:a xlink:href="../../TransparentThoughts/174501.html">又见枫林晚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28</text:span><text:span text:style-name="T2">日</text:span><text:span text:style-name="T1">, </text:span><text:span text:style-name="T2">星期五 </text:span><text:span text:style-name="T1">11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8020">
            <text:p>178020</text:p>
          </table:table-cell>
          <table:table-cell table:style-name="ce2" office:value-type="string">
            <text:p><text:a xlink:href="../../TransparentThoughts/178020.html">雨中游宁波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21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79375">
            <text:p>179375</text:p>
          </table:table-cell>
          <table:table-cell table:style-name="ce2" office:value-type="string">
            <text:p><text:a xlink:href="../../TransparentThoughts/179375.html">学院派的贡献？</text:a></text:p>
          </table:table-cell>
          <table:table-cell table:style-name="ce4" office:value-type="string">
            <text:p><text:span text:style-name="T1">2004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9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0898">
            <text:p>180898</text:p>
          </table:table-cell>
          <table:table-cell table:style-name="ce2" office:value-type="string">
            <text:p><text:a xlink:href="../../TransparentThoughts/180898.html">写简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20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1400">
            <text:p>181400</text:p>
          </table:table-cell>
          <table:table-cell table:style-name="ce2" office:value-type="string">
            <text:p><text:a xlink:href="../../TransparentThoughts/181400.html">做事·做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9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1943">
            <text:p>181943</text:p>
          </table:table-cell>
          <table:table-cell table:style-name="ce2" office:value-type="string">
            <text:p><text:a xlink:href="../../TransparentThoughts/181943.html">Java规则引擎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2722">
            <text:p>182722</text:p>
          </table:table-cell>
          <table:table-cell table:style-name="ce2" office:value-type="string">
            <text:p><text:a xlink:href="../../TransparentThoughts/182722.html">为什么要AOP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3</text:span><text:span text:style-name="T2">日</text:span><text:span text:style-name="T3">, </text:span><text:span text:style-name="T2">星期四 </text:span><text:span text:style-name="T3">09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3479">
            <text:p>183479</text:p>
          </table:table-cell>
          <table:table-cell table:style-name="ce2" office:value-type="string">
            <text:p><text:a xlink:href="../../TransparentThoughts/183479.html">学习CLISP一天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4583">
            <text:p>184583</text:p>
          </table:table-cell>
          <table:table-cell table:style-name="ce2" office:value-type="string">
            <text:p><text:a xlink:href="../../TransparentThoughts/184583.html">幼儿园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1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5351">
            <text:p>185351</text:p>
          </table:table-cell>
          <table:table-cell table:style-name="ce2" office:value-type="string">
            <text:p><text:a xlink:href="../../TransparentThoughts/185351.html">帮助别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20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7684">
            <text:p>187684</text:p>
          </table:table-cell>
          <table:table-cell table:style-name="ce2" office:value-type="string">
            <text:p><text:a xlink:href="../../TransparentThoughts/187684.html">“坎普”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6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7792">
            <text:p>187792</text:p>
          </table:table-cell>
          <table:table-cell table:style-name="ce2" office:value-type="string">
            <text:p><text:a xlink:href="../../TransparentThoughts/187792.html">感谢批评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8017">
            <text:p>188017</text:p>
          </table:table-cell>
          <table:table-cell table:style-name="ce2" office:value-type="string">
            <text:p><text:a xlink:href="../../TransparentThoughts/188017.html">高尚之所以成为高尚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20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8898">
            <text:p>188898</text:p>
          </table:table-cell>
          <table:table-cell table:style-name="ce2" office:value-type="string">
            <text:p><text:a xlink:href="../../TransparentThoughts/188898.html">有趣的调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4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9199">
            <text:p>189199</text:p>
          </table:table-cell>
          <table:table-cell table:style-name="ce2" office:value-type="string">
            <text:p><text:a xlink:href="../../TransparentThoughts/189199.html">草根的反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89620">
            <text:p>189620</text:p>
          </table:table-cell>
          <table:table-cell table:style-name="ce2" office:value-type="string">
            <text:p><text:a xlink:href="../../TransparentThoughts/189620.html">什么是规则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22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0538">
            <text:p>190538</text:p>
          </table:table-cell>
          <table:table-cell table:style-name="ce2" office:value-type="string">
            <text:p><text:a xlink:href="../../TransparentThoughts/190538.html">JavaEye讨论好热闹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4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2104">
            <text:p>192104</text:p>
          </table:table-cell>
          <table:table-cell table:style-name="ce2" office:value-type="string">
            <text:p><text:a xlink:href="../../TransparentThoughts/192104.html">对风车开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1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3204">
            <text:p>193204</text:p>
          </table:table-cell>
          <table:table-cell table:style-name="ce2" office:value-type="string">
            <text:p><text:a xlink:href="../../TransparentThoughts/193204.html">偶像崇拜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2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4767">
            <text:p>194767</text:p>
          </table:table-cell>
          <table:table-cell table:style-name="ce2" office:value-type="string">
            <text:p><text:a xlink:href="../../TransparentThoughts/194767.html">JDBC 4.0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0</text:span><text:span text:style-name="T2">日</text:span><text:span text:style-name="T3">, </text:span><text:span text:style-name="T2">星期四 </text:span><text:span text:style-name="T3">22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5299">
            <text:p>195299</text:p>
          </table:table-cell>
          <table:table-cell table:style-name="ce2" office:value-type="string">
            <text:p><text:a xlink:href="../../TransparentThoughts/195299.html">飚文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0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5772">
            <text:p>195772</text:p>
          </table:table-cell>
          <table:table-cell table:style-name="ce2" office:value-type="string">
            <text:p><text:a xlink:href="../../TransparentThoughts/195772.html">国民劣根性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5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6468">
            <text:p>196468</text:p>
          </table:table-cell>
          <table:table-cell table:style-name="ce2" office:value-type="string">
            <text:p><text:a xlink:href="../../TransparentThoughts/196468.html">又到周末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7422">
            <text:p>197422</text:p>
          </table:table-cell>
          <table:table-cell table:style-name="ce2" office:value-type="string">
            <text:p><text:a xlink:href="../../TransparentThoughts/197422.html">公开两篇文章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20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8759">
            <text:p>198759</text:p>
          </table:table-cell>
          <table:table-cell table:style-name="ce2" office:value-type="string">
            <text:p><text:a xlink:href="../../TransparentThoughts/198759.html">ASP.NET, Web Application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23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99515">
            <text:p>199515</text:p>
          </table:table-cell>
          <table:table-cell table:style-name="ce2" office:value-type="string">
            <text:p><text:a xlink:href="../../TransparentThoughts/199515.html">档次最高的裤腿追咬者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4</text:span><text:span text:style-name="T2">日</text:span><text:span text:style-name="T1">, </text:span><text:span text:style-name="T2">星期一 </text:span><text:span text:style-name="T1">15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0701">
            <text:p>200701</text:p>
          </table:table-cell>
          <table:table-cell table:style-name="ce2" office:value-type="string">
            <text:p><text:a xlink:href="../../TransparentThoughts/200701.html">概率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1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1462">
            <text:p>201462</text:p>
          </table:table-cell>
          <table:table-cell table:style-name="ce2" office:value-type="string">
            <text:p><text:a xlink:href="../../TransparentThoughts/201462.html">模式宝库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2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2591">
            <text:p>202591</text:p>
          </table:table-cell>
          <table:table-cell table:style-name="ce2" office:value-type="string">
            <text:p><text:a xlink:href="../../TransparentThoughts/202591.html">More On ASP.NET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6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3065">
            <text:p>203065</text:p>
          </table:table-cell>
          <table:table-cell table:style-name="ce2" office:value-type="string">
            <text:p><text:a xlink:href="../../TransparentThoughts/203065.html">话语体系及其颠覆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2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3173">
            <text:p>203173</text:p>
          </table:table-cell>
          <table:table-cell table:style-name="ce2" office:value-type="string">
            <text:p><text:a xlink:href="../../TransparentThoughts/203173.html">每天一小时，我做不到吗？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三 </text:span><text:span text:style-name="T1">23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4604">
            <text:p>204604</text:p>
          </table:table-cell>
          <table:table-cell table:style-name="ce2" office:value-type="string">
            <text:p><text:a xlink:href="../../TransparentThoughts/204604.html">古怪的Hibernate性能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23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5856">
            <text:p>205856</text:p>
          </table:table-cell>
          <table:table-cell table:style-name="ce2" office:value-type="string">
            <text:p><text:a xlink:href="../../TransparentThoughts/205856.html">Hibernate性能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5899">
            <text:p>205899</text:p>
          </table:table-cell>
          <table:table-cell table:style-name="ce2" office:value-type="string">
            <text:p><text:a xlink:href="../../TransparentThoughts/205899.html">不得不服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20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6211">
            <text:p>206211</text:p>
          </table:table-cell>
          <table:table-cell table:style-name="ce2" office:value-type="string">
            <text:p><text:a xlink:href="../../TransparentThoughts/206211.html">CVS搞定，G-Roller项目重开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0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07025">
            <text:p>207025</text:p>
          </table:table-cell>
          <table:table-cell table:style-name="ce2" office:value-type="string">
            <text:p><text:a xlink:href="../../TransparentThoughts/207025.html">Castor问题解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8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0418">
            <text:p>210418</text:p>
          </table:table-cell>
          <table:table-cell table:style-name="ce2" office:value-type="string">
            <text:p><text:a xlink:href="../../TransparentThoughts/210418.html">倪雨裳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09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2078">
            <text:p>212078</text:p>
          </table:table-cell>
          <table:table-cell table:style-name="ce2" office:value-type="string">
            <text:p><text:a xlink:href="../../TransparentThoughts/212078.html">终于走出NHibernate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3000">
            <text:p>213000</text:p>
          </table:table-cell>
          <table:table-cell table:style-name="ce2" office:value-type="string">
            <text:p><text:a xlink:href="../../TransparentThoughts/213000.html">真想骂人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21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4518">
            <text:p>214518</text:p>
          </table:table-cell>
          <table:table-cell table:style-name="ce2" office:value-type="string">
            <text:p><text:a xlink:href="../../TransparentThoughts/214518.html">NHibernate Attributes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21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5723">
            <text:p>215723</text:p>
          </table:table-cell>
          <table:table-cell table:style-name="ce2" office:value-type="string">
            <text:p><text:a xlink:href="../../TransparentThoughts/215723.html">NHibernate实体配置自动生成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6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17255">
            <text:p>217255</text:p>
          </table:table-cell>
          <table:table-cell table:style-name="ce2" office:value-type="string">
            <text:p><text:a xlink:href="../../TransparentThoughts/217255.html">从“OO的价值”说起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6</text:span><text:span text:style-name="T2">日</text:span><text:span text:style-name="T1">, </text:span><text:span text:style-name="T2">星期六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1169">
            <text:p>221169</text:p>
          </table:table-cell>
          <table:table-cell table:style-name="ce2" office:value-type="string">
            <text:p><text:a xlink:href="../../TransparentThoughts/221169.html">新居一角，我的书架</text:a></text:p>
          </table:table-cell>
          <table:table-cell table:style-name="ce4" office:value-type="string">
            <text:p><text:span text:style-name="T1">2004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二 </text:span><text:span text:style-name="T1">15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1409">
            <text:p>221409</text:p>
          </table:table-cell>
          <table:table-cell table:style-name="ce2" office:value-type="string">
            <text:p><text:a xlink:href="../../TransparentThoughts/221409.html">七月七，相约Bertrand Meyer</text:a></text:p>
          </table:table-cell>
          <table:table-cell table:style-name="ce5" office:value-type="string">
            <text:p><text:span text:style-name="T3">2004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二 </text:span><text:span text:style-name="T3">17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8298">
            <text:p>228298</text:p>
          </table:table-cell>
          <table:table-cell table:style-name="ce2" office:value-type="string">
            <text:p><text:a xlink:href="../../TransparentThoughts/228298.html">作为程序员的阅读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日 </text:span><text:span text:style-name="T1">2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29822">
            <text:p>229822</text:p>
          </table:table-cell>
          <table:table-cell table:style-name="ce2" office:value-type="string">
            <text:p><text:a xlink:href="../../TransparentThoughts/229822.html">EJB 3.0 Early Acces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08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0514">
            <text:p>230514</text:p>
          </table:table-cell>
          <table:table-cell table:style-name="ce2" office:value-type="string">
            <text:p><text:a xlink:href="../../TransparentThoughts/230514.html">笨蛋小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7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1146">
            <text:p>231146</text:p>
          </table:table-cell>
          <table:table-cell table:style-name="ce2" office:value-type="string">
            <text:p><text:a xlink:href="../../TransparentThoughts/231146.html">Autoboxing surpris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2476">
            <text:p>232476</text:p>
          </table:table-cell>
          <table:table-cell table:style-name="ce2" office:value-type="string">
            <text:p><text:a xlink:href="../../TransparentThoughts/232476.html">“教父”离开了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09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180">
            <text:p>233180</text:p>
          </table:table-cell>
          <table:table-cell table:style-name="ce2" office:value-type="string">
            <text:p><text:a xlink:href="../../TransparentThoughts/233180.html">九月，AOSD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7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869">
            <text:p>233869</text:p>
          </table:table-cell>
          <table:table-cell table:style-name="ce2" office:value-type="string">
            <text:p><text:a xlink:href="../../TransparentThoughts/233869.html">你有资格批评谁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08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3991">
            <text:p>233991</text:p>
          </table:table-cell>
          <table:table-cell table:style-name="ce2" office:value-type="string">
            <text:p><text:a xlink:href="../../TransparentThoughts/233991.html">为身体欢呼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4110">
            <text:p>234110</text:p>
          </table:table-cell>
          <table:table-cell table:style-name="ce2" office:value-type="string">
            <text:p><text:a xlink:href="../../TransparentThoughts/234110.html">以美的名义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9</text:span><text:span text:style-name="T2">日</text:span><text:span text:style-name="T1">, </text:span><text:span text:style-name="T2">星期五 </text:span><text:span text:style-name="T1">12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6653">
            <text:p>236653</text:p>
          </table:table-cell>
          <table:table-cell table:style-name="ce2" office:value-type="string">
            <text:p><text:a xlink:href="../../TransparentThoughts/236653.html">Entity Bean的依赖注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6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8366">
            <text:p>238366</text:p>
          </table:table-cell>
          <table:table-cell table:style-name="ce2" office:value-type="string">
            <text:p><text:a xlink:href="../../TransparentThoughts/238366.html">XMLSPY 2004 H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22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8643">
            <text:p>238643</text:p>
          </table:table-cell>
          <table:table-cell table:style-name="ce2" office:value-type="string">
            <text:p><text:a xlink:href="../../TransparentThoughts/238643.html">险些误了大事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3</text:span><text:span text:style-name="T2">日</text:span><text:span text:style-name="T1">, </text:span><text:span text:style-name="T2">星期二 </text:span><text:span text:style-name="T1">08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39902">
            <text:p>239902</text:p>
          </table:table-cell>
          <table:table-cell table:style-name="ce2" office:value-type="string">
            <text:p><text:a xlink:href="../../TransparentThoughts/239902.html">魔法数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4</text:span><text:span text:style-name="T2">日</text:span><text:span text:style-name="T1">, </text:span><text:span text:style-name="T2">星期三 </text:span><text:span text:style-name="T1">09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0516">
            <text:p>240516</text:p>
          </table:table-cell>
          <table:table-cell table:style-name="ce2" office:value-type="string">
            <text:p><text:a xlink:href="../../TransparentThoughts/240516.html">XSLT View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4</text:span><text:span text:style-name="T2">日</text:span><text:span text:style-name="T3">, </text:span><text:span text:style-name="T2">星期三 </text:span><text:span text:style-name="T3">16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3470">
            <text:p>243470</text:p>
          </table:table-cell>
          <table:table-cell table:style-name="ce2" office:value-type="string">
            <text:p><text:a xlink:href="../../TransparentThoughts/243470.html">Contributing to Eclipse翻译进度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7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4543">
            <text:p>244543</text:p>
          </table:table-cell>
          <table:table-cell table:style-name="ce2" office:value-type="string">
            <text:p><text:a xlink:href="../../TransparentThoughts/244543.html">XUL第一步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12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5145">
            <text:p>245145</text:p>
          </table:table-cell>
          <table:table-cell table:style-name="ce2" office:value-type="string">
            <text:p><text:a xlink:href="../../TransparentThoughts/245145.html">贡献，张力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17</text:span><text:span text:style-name="T2">日</text:span><text:span text:style-name="T1">, </text:span><text:span text:style-name="T2">星期六 </text:span><text:span text:style-name="T1">21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8096">
            <text:p>248096</text:p>
          </table:table-cell>
          <table:table-cell table:style-name="ce2" office:value-type="string">
            <text:p><text:a xlink:href="../../TransparentThoughts/248096.html">XUL and Web Service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19</text:span><text:span text:style-name="T2">日</text:span><text:span text:style-name="T3">, </text:span><text:span text:style-name="T2">星期一 </text:span><text:span text:style-name="T3">23:2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48379">
            <text:p>248379</text:p>
          </table:table-cell>
          <table:table-cell table:style-name="ce2" office:value-type="string">
            <text:p><text:a xlink:href="../../TransparentThoughts/248379.html">谁需要银弹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二 </text:span><text:span text:style-name="T1">08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2843">
            <text:p>252843</text:p>
          </table:table-cell>
          <table:table-cell table:style-name="ce2" office:value-type="string">
            <text:p><text:a xlink:href="../../TransparentThoughts/252843.html">学会盲从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8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4855">
            <text:p>254855</text:p>
          </table:table-cell>
          <table:table-cell table:style-name="ce2" office:value-type="string">
            <text:p><text:a xlink:href="../../TransparentThoughts/254855.html">谁在励你的志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4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5548">
            <text:p>255548</text:p>
          </table:table-cell>
          <table:table-cell table:style-name="ce2" office:value-type="string">
            <text:p><text:a xlink:href="../../TransparentThoughts/255548.html">悼行知先生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5</text:span><text:span text:style-name="T2">日</text:span><text:span text:style-name="T1">, </text:span><text:span text:style-name="T2">星期日 </text:span><text:span text:style-name="T1">11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7682">
            <text:p>257682</text:p>
          </table:table-cell>
          <table:table-cell table:style-name="ce2" office:value-type="string">
            <text:p><text:a xlink:href="../../TransparentThoughts/257682.html">WebWork OGNL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一 </text:span><text:span text:style-name="T1">17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59808">
            <text:p>259808</text:p>
          </table:table-cell>
          <table:table-cell table:style-name="ce2" office:value-type="string">
            <text:p><text:a xlink:href="../../TransparentThoughts/259808.html">Why WebWork Differences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8</text:span><text:span text:style-name="T2">日</text:span><text:span text:style-name="T3">, </text:span><text:span text:style-name="T2">星期三 </text:span><text:span text:style-name="T3">19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0454">
            <text:p>260454</text:p>
          </table:table-cell>
          <table:table-cell table:style-name="ce2" office:value-type="string">
            <text:p><text:a xlink:href="../../TransparentThoughts/260454.html">What's New in Spring 1.1</text:a></text:p>
          </table:table-cell>
          <table:table-cell table:style-name="ce5" office:value-type="string">
            <text:p><text:span text:style-name="T3">2004</text:span><text:span text:style-name="T2">年</text:span><text:span text:style-name="T3">07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08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5907">
            <text:p>265907</text:p>
          </table:table-cell>
          <table:table-cell table:style-name="ce2" office:value-type="string">
            <text:p><text:a xlink:href="../../TransparentThoughts/265907.html">旧友重逢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09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6837">
            <text:p>266837</text:p>
          </table:table-cell>
          <table:table-cell table:style-name="ce2" office:value-type="string">
            <text:p><text:a xlink:href="../../TransparentThoughts/266837.html">《机械公敌》观后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</text:span><text:span text:style-name="T2">日</text:span><text:span text:style-name="T1">, </text:span><text:span text:style-name="T2">星期一 </text:span><text:span text:style-name="T1">20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68452">
            <text:p>268452</text:p>
          </table:table-cell>
          <table:table-cell table:style-name="ce2" office:value-type="string">
            <text:p><text:a xlink:href="../../TransparentThoughts/268452.html">轻量级的JMS消费者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二 </text:span><text:span text:style-name="T1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2329">
            <text:p>272329</text:p>
          </table:table-cell>
          <table:table-cell table:style-name="ce2" office:value-type="string">
            <text:p><text:a xlink:href="../../TransparentThoughts/272329.html">超越阐释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3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5165">
            <text:p>275165</text:p>
          </table:table-cell>
          <table:table-cell table:style-name="ce2" office:value-type="string">
            <text:p><text:a xlink:href="../../TransparentThoughts/275165.html">我的藏书章：琴心透月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6623">
            <text:p>276623</text:p>
          </table:table-cell>
          <table:table-cell table:style-name="ce2" office:value-type="string">
            <text:p><text:a xlink:href="../../TransparentThoughts/276623.html">选择你的红皮书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6667">
            <text:p>276667</text:p>
          </table:table-cell>
          <table:table-cell table:style-name="ce2" office:value-type="string">
            <text:p><text:a xlink:href="../../TransparentThoughts/276667.html">参与开源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09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7842">
            <text:p>277842</text:p>
          </table:table-cell>
          <table:table-cell table:style-name="ce2" office:value-type="string">
            <text:p><text:a xlink:href="../../TransparentThoughts/277842.html">最糟糕的BLOG站点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79155">
            <text:p>279155</text:p>
          </table:table-cell>
          <table:table-cell table:style-name="ce2" office:value-type="string">
            <text:p><text:a xlink:href="../../TransparentThoughts/279155.html">什么是工程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1</text:span><text:span text:style-name="T2">日</text:span><text:span text:style-name="T1">, </text:span><text:span text:style-name="T2">星期三 </text:span><text:span text:style-name="T1">20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1194">
            <text:p>281194</text:p>
          </table:table-cell>
          <table:table-cell table:style-name="ce2" office:value-type="string">
            <text:p><text:a xlink:href="../../TransparentThoughts/281194.html">BlogDriver真搞笑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3</text:span><text:span text:style-name="T2">日</text:span><text:span text:style-name="T1">, </text:span><text:span text:style-name="T2">星期五 </text:span><text:span text:style-name="T1">16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2739">
            <text:p>282739</text:p>
          </table:table-cell>
          <table:table-cell table:style-name="ce2" office:value-type="string">
            <text:p><text:a xlink:href="../../TransparentThoughts/282739.html">神秘的两次执行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20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4455">
            <text:p>284455</text:p>
          </table:table-cell>
          <table:table-cell table:style-name="ce2" office:value-type="string">
            <text:p><text:a xlink:href="../../TransparentThoughts/284455.html">梦到内河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16</text:span><text:span text:style-name="T2">日</text:span><text:span text:style-name="T1">, </text:span><text:span text:style-name="T2">星期一 </text:span><text:span text:style-name="T1">09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89587">
            <text:p>289587</text:p>
          </table:table-cell>
          <table:table-cell table:style-name="ce2" office:value-type="string">
            <text:p><text:a xlink:href="../../TransparentThoughts/289587.html">J2EE Development without EJB</text:a></text:p>
          </table:table-cell>
          <table:table-cell table:style-name="ce5" office:value-type="string">
            <text:p><text:span text:style-name="T3">2004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0642">
            <text:p>290642</text:p>
          </table:table-cell>
          <table:table-cell table:style-name="ce2" office:value-type="string">
            <text:p><text:a xlink:href="../../TransparentThoughts/290642.html">NBA不行了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7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2027">
            <text:p>292027</text:p>
          </table:table-cell>
          <table:table-cell table:style-name="ce2" office:value-type="string">
            <text:p><text:a xlink:href="../../TransparentThoughts/292027.html">RSS是干嘛用的呢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21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3773">
            <text:p>293773</text:p>
          </table:table-cell>
          <table:table-cell table:style-name="ce2" office:value-type="string">
            <text:p><text:a xlink:href="../../TransparentThoughts/293773.html">告别递归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1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4232">
            <text:p>294232</text:p>
          </table:table-cell>
          <table:table-cell table:style-name="ce2" office:value-type="string">
            <text:p><text:a xlink:href="../../TransparentThoughts/294232.html">J2EE Development without EJB动态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5248">
            <text:p>295248</text:p>
          </table:table-cell>
          <table:table-cell table:style-name="ce2" office:value-type="string">
            <text:p><text:a xlink:href="../../TransparentThoughts/295248.html">Curl的类型体系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2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298869">
            <text:p>298869</text:p>
          </table:table-cell>
          <table:table-cell table:style-name="ce2" office:value-type="string">
            <text:p><text:a xlink:href="../../TransparentThoughts/298869.html">为什么成员变量要加下划线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6</text:span><text:span text:style-name="T2">日</text:span><text:span text:style-name="T1">, </text:span><text:span text:style-name="T2">星期四 </text:span><text:span text:style-name="T1">17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0224">
            <text:p>300224</text:p>
          </table:table-cell>
          <table:table-cell table:style-name="ce2" office:value-type="string">
            <text:p><text:a xlink:href="../../TransparentThoughts/300224.html">最后一块拼图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7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2494">
            <text:p>302494</text:p>
          </table:table-cell>
          <table:table-cell table:style-name="ce2" office:value-type="string">
            <text:p><text:a xlink:href="../../TransparentThoughts/302494.html">重读马基雅维利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2516">
            <text:p>302516</text:p>
          </table:table-cell>
          <table:table-cell table:style-name="ce2" office:value-type="string">
            <text:p><text:a xlink:href="../../TransparentThoughts/302516.html">信？达？雅？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12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4370">
            <text:p>304370</text:p>
          </table:table-cell>
          <table:table-cell table:style-name="ce2" office:value-type="string">
            <text:p><text:a xlink:href="../../TransparentThoughts/304370.html">由“Redirect After Get”想到的</text:a></text:p>
          </table:table-cell>
          <table:table-cell table:style-name="ce4" office:value-type="string">
            <text:p><text:span text:style-name="T1">2004</text:span><text:span text:style-name="T2">年</text:span><text:span text:style-name="T1">08</text:span><text:span text:style-name="T2">月</text:span><text:span text:style-name="T1">30</text:span><text:span text:style-name="T2">日</text:span><text:span text:style-name="T1">, </text:span><text:span text:style-name="T2">星期一 </text:span><text:span text:style-name="T1">19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07835">
            <text:p>307835</text:p>
          </table:table-cell>
          <table:table-cell table:style-name="ce2" office:value-type="string">
            <text:p><text:a xlink:href="../../TransparentThoughts/307835.html">彼处，他者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3054">
            <text:p>313054</text:p>
          </table:table-cell>
          <table:table-cell table:style-name="ce2" office:value-type="string">
            <text:p><text:a xlink:href="../../TransparentThoughts/313054.html">MD5算法已被破解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一 </text:span><text:span text:style-name="T1">09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6092">
            <text:p>316092</text:p>
          </table:table-cell>
          <table:table-cell table:style-name="ce2" office:value-type="string">
            <text:p><text:a xlink:href="../../TransparentThoughts/316092.html">为什么VSS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1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17374">
            <text:p>317374</text:p>
          </table:table-cell>
          <table:table-cell table:style-name="ce2" office:value-type="string">
            <text:p><text:a xlink:href="../../TransparentThoughts/317374.html">技术好不好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09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20425">
            <text:p>320425</text:p>
          </table:table-cell>
          <table:table-cell table:style-name="ce2" office:value-type="string">
            <text:p><text:a xlink:href="../../TransparentThoughts/320425.html">知识分子的良知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08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20836">
            <text:p>320836</text:p>
          </table:table-cell>
          <table:table-cell table:style-name="ce2" office:value-type="string">
            <text:p><text:a xlink:href="../../TransparentThoughts/320836.html">这些评论……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1</text:span><text:span text:style-name="T2">日</text:span><text:span text:style-name="T1">, </text:span><text:span text:style-name="T2">星期六 </text:span><text:span text:style-name="T1">14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27787">
            <text:p>327787</text:p>
          </table:table-cell>
          <table:table-cell table:style-name="ce2" office:value-type="string">
            <text:p><text:a xlink:href="../../TransparentThoughts/327787.html">Hessian异常传播的一个小问题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09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33806">
            <text:p>333806</text:p>
          </table:table-cell>
          <table:table-cell table:style-name="ce2" office:value-type="string">
            <text:p><text:a xlink:href="../../TransparentThoughts/333806.html">Rubbish In, Rubbish Out</text:a></text:p>
          </table:table-cell>
          <table:table-cell table:style-name="ce5" office:value-type="string">
            <text:p><text:span text:style-name="T3">2004</text:span><text:span text:style-name="T2">年</text:span><text:span text:style-name="T3">09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08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38298">
            <text:p>338298</text:p>
          </table:table-cell>
          <table:table-cell table:style-name="ce2" office:value-type="string">
            <text:p><text:a xlink:href="../../TransparentThoughts/338298.html">大学教育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20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2408">
            <text:p>342408</text:p>
          </table:table-cell>
          <table:table-cell table:style-name="ce2" office:value-type="string">
            <text:p><text:a xlink:href="../../TransparentThoughts/342408.html">星巴克的风格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4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3668">
            <text:p>343668</text:p>
          </table:table-cell>
          <table:table-cell table:style-name="ce2" office:value-type="string">
            <text:p><text:a xlink:href="../../TransparentThoughts/343668.html">四种基本的序列操作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8</text:span><text:span text:style-name="T2">日</text:span><text:span text:style-name="T1">, </text:span><text:span text:style-name="T2">星期二 </text:span><text:span text:style-name="T1">15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4568">
            <text:p>344568</text:p>
          </table:table-cell>
          <table:table-cell table:style-name="ce2" office:value-type="string">
            <text:p><text:a xlink:href="../../TransparentThoughts/344568.html">赚钱之道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8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4907">
            <text:p>344907</text:p>
          </table:table-cell>
          <table:table-cell table:style-name="ce2" office:value-type="string">
            <text:p><text:a xlink:href="../../TransparentThoughts/344907.html">基本的序列操作（续）</text:a></text:p>
          </table:table-cell>
          <table:table-cell table:style-name="ce4" office:value-type="string">
            <text:p><text:span text:style-name="T1">2004</text:span><text:span text:style-name="T2">年</text:span><text:span text:style-name="T1">09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16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9084">
            <text:p>349084</text:p>
          </table:table-cell>
          <table:table-cell table:style-name="ce2" office:value-type="string">
            <text:p><text:a xlink:href="../../TransparentThoughts/349084.html">在北京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09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49130">
            <text:p>349130</text:p>
          </table:table-cell>
          <table:table-cell table:style-name="ce2" office:value-type="string">
            <text:p><text:a xlink:href="../../TransparentThoughts/349130.html">惟名论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2366">
            <text:p>352366</text:p>
          </table:table-cell>
          <table:table-cell table:style-name="ce2" office:value-type="string">
            <text:p><text:a xlink:href="../../TransparentThoughts/352366.html">京城腐败记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5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3808">
            <text:p>353808</text:p>
          </table:table-cell>
          <table:table-cell table:style-name="ce2" office:value-type="string">
            <text:p><text:a xlink:href="../../TransparentThoughts/353808.html">实现列表管道结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16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5007">
            <text:p>355007</text:p>
          </table:table-cell>
          <table:table-cell table:style-name="ce2" office:value-type="string">
            <text:p><text:a xlink:href="../../TransparentThoughts/355007.html">Hunter X Hunter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0</text:span><text:span text:style-name="T2">日</text:span><text:span text:style-name="T3">, </text:span><text:span text:style-name="T2">星期日 </text:span><text:span text:style-name="T3">12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59677">
            <text:p>359677</text:p>
          </table:table-cell>
          <table:table-cell table:style-name="ce2" office:value-type="string">
            <text:p><text:a xlink:href="../../TransparentThoughts/359677.html">体验Avalon</text:a></text:p>
          </table:table-cell>
          <table:table-cell table:style-name="ce5" office:value-type="string">
            <text:p><text:span text:style-name="T3">2004</text:span><text:span text:style-name="T2">年</text:span><text:span text:style-name="T3">10</text:span><text:span text:style-name="T2">月</text:span><text:span text:style-name="T3">13</text:span><text:span text:style-name="T2">日</text:span><text:span text:style-name="T3">, </text:span><text:span text:style-name="T2">星期三 </text:span><text:span text:style-name="T3">21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63758">
            <text:p>363758</text:p>
          </table:table-cell>
          <table:table-cell table:style-name="ce2" office:value-type="string">
            <text:p><text:a xlink:href="../../TransparentThoughts/363758.html">以讹传讹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16</text:span><text:span text:style-name="T2">日</text:span><text:span text:style-name="T1">, </text:span><text:span text:style-name="T2">星期六 </text:span><text:span text:style-name="T1">21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1092">
            <text:p>371092</text:p>
          </table:table-cell>
          <table:table-cell table:style-name="ce2" office:value-type="string">
            <text:p><text:a xlink:href="../../TransparentThoughts/371092.html">10月22日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08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5610">
            <text:p>375610</text:p>
          </table:table-cell>
          <table:table-cell table:style-name="ce2" office:value-type="string">
            <text:p><text:a xlink:href="../../TransparentThoughts/375610.html">机械复制时代的艺术作品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1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6634">
            <text:p>376634</text:p>
          </table:table-cell>
          <table:table-cell table:style-name="ce2" office:value-type="string">
            <text:p><text:a xlink:href="../../TransparentThoughts/376634.html">循证架构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5</text:span><text:span text:style-name="T2">日</text:span><text:span text:style-name="T1">, </text:span><text:span text:style-name="T2">星期一 </text:span><text:span text:style-name="T1">23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79154">
            <text:p>379154</text:p>
          </table:table-cell>
          <table:table-cell table:style-name="ce2" office:value-type="string">
            <text:p><text:a xlink:href="../../TransparentThoughts/379154.html">可爱的EJB拥趸</text:a></text:p>
          </table:table-cell>
          <table:table-cell table:style-name="ce4" office:value-type="string">
            <text:p><text:span text:style-name="T1">2004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96976">
            <text:p>396976</text:p>
          </table:table-cell>
          <table:table-cell table:style-name="ce2" office:value-type="string">
            <text:p><text:a xlink:href="../../TransparentThoughts/396976.html">将来过去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8</text:span><text:span text:style-name="T2">日</text:span><text:span text:style-name="T1">, </text:span><text:span text:style-name="T2">星期一 </text:span><text:span text:style-name="T1">11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397578">
            <text:p>397578</text:p>
          </table:table-cell>
          <table:table-cell table:style-name="ce2" office:value-type="string">
            <text:p><text:a xlink:href="../../TransparentThoughts/397578.html">解构GoF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7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00804">
            <text:p>400804</text:p>
          </table:table-cell>
          <table:table-cell table:style-name="ce2" office:value-type="string">
            <text:p><text:a xlink:href="../../TransparentThoughts/400804.html">高速公路上的电动车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0</text:span><text:span text:style-name="T2">日</text:span><text:span text:style-name="T1">, </text:span><text:span text:style-name="T2">星期三 </text:span><text:span text:style-name="T1">11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04281">
            <text:p>404281</text:p>
          </table:table-cell>
          <table:table-cell table:style-name="ce2" office:value-type="string">
            <text:p><text:a xlink:href="../../TransparentThoughts/404281.html">整合MVNForum与Roller的用户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0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20159">
            <text:p>420159</text:p>
          </table:table-cell>
          <table:table-cell table:style-name="ce2" office:value-type="string">
            <text:p><text:a xlink:href="../../TransparentThoughts/420159.html">又发现一个不错的CMS</text:a></text:p>
          </table:table-cell>
          <table:table-cell table:style-name="ce5" office:value-type="string">
            <text:p><text:span text:style-name="T3">2004</text:span><text:span text:style-name="T2">年</text:span><text:span text:style-name="T3">11</text:span><text:span text:style-name="T2">月</text:span><text:span text:style-name="T3">22</text:span><text:span text:style-name="T2">日</text:span><text:span text:style-name="T3">, </text:span><text:span text:style-name="T2">星期一 </text:span><text:span text:style-name="T3">17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22731">
            <text:p>422731</text:p>
          </table:table-cell>
          <table:table-cell table:style-name="ce2" office:value-type="string">
            <text:p><text:a xlink:href="../../TransparentThoughts/422731.html">基于Spring的安全框架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9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25536">
            <text:p>425536</text:p>
          </table:table-cell>
          <table:table-cell table:style-name="ce2" office:value-type="string">
            <text:p><text:a xlink:href="../../TransparentThoughts/425536.html">AcegiSecurity用法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7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31792">
            <text:p>431792</text:p>
          </table:table-cell>
          <table:table-cell table:style-name="ce2" office:value-type="string">
            <text:p><text:a xlink:href="../../TransparentThoughts/431792.html">EJB 2.x已死</text:a></text:p>
          </table:table-cell>
          <table:table-cell table:style-name="ce4" office:value-type="string">
            <text:p><text:span text:style-name="T1">2004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二 </text:span><text:span text:style-name="T1">15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3431">
            <text:p>443431</text:p>
          </table:table-cell>
          <table:table-cell table:style-name="ce2" office:value-type="string">
            <text:p><text:a xlink:href="../../TransparentThoughts/443431.html">//TODO: ...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7</text:span><text:span text:style-name="T2">日</text:span><text:span text:style-name="T3">, </text:span><text:span text:style-name="T2">星期二 </text:span><text:span text:style-name="T3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5098">
            <text:p>445098</text:p>
          </table:table-cell>
          <table:table-cell table:style-name="ce2" office:value-type="string">
            <text:p><text:a xlink:href="../../TransparentThoughts/445098.html">AOSD with Use Case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6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47706">
            <text:p>447706</text:p>
          </table:table-cell>
          <table:table-cell table:style-name="ce2" office:value-type="string">
            <text:p><text:a xlink:href="../../TransparentThoughts/447706.html">Java各版本发布时间及代号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五 </text:span><text:span text:style-name="T1">11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53833">
            <text:p>453833</text:p>
          </table:table-cell>
          <table:table-cell table:style-name="ce2" office:value-type="string">
            <text:p><text:a xlink:href="../../TransparentThoughts/453833.html">RUP的精髓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4</text:span><text:span text:style-name="T2">日</text:span><text:span text:style-name="T1">, </text:span><text:span text:style-name="T2">星期二 </text:span><text:span text:style-name="T1">1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0797">
            <text:p>460797</text:p>
          </table:table-cell>
          <table:table-cell table:style-name="ce2" office:value-type="string">
            <text:p><text:a xlink:href="../../TransparentThoughts/460797.html">写程序直至成精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8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6118">
            <text:p>466118</text:p>
          </table:table-cell>
          <table:table-cell table:style-name="ce2" office:value-type="string">
            <text:p><text:a xlink:href="../../TransparentThoughts/466118.html">行千里路，读一本书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6285">
            <text:p>466285</text:p>
          </table:table-cell>
          <table:table-cell table:style-name="ce2" office:value-type="string">
            <text:p><text:a xlink:href="../../TransparentThoughts/466285.html">手足无措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1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8011">
            <text:p>468011</text:p>
          </table:table-cell>
          <table:table-cell table:style-name="ce2" office:value-type="string">
            <text:p><text:a xlink:href="../../TransparentThoughts/468011.html">Contributing to Eclipse上市在即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68021">
            <text:p>468021</text:p>
          </table:table-cell>
          <table:table-cell table:style-name="ce2" office:value-type="string">
            <text:p><text:a xlink:href="../../TransparentThoughts/468021.html">成就渔者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10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70194">
            <text:p>470194</text:p>
          </table:table-cell>
          <table:table-cell table:style-name="ce2" office:value-type="string">
            <text:p><text:a xlink:href="../../TransparentThoughts/470194.html">JavaOne in China</text:a></text:p>
          </table:table-cell>
          <table:table-cell table:style-name="ce5" office:value-type="string">
            <text:p><text:span text:style-name="T3">2004</text:span><text:span text:style-name="T2">年</text:span><text:span text:style-name="T3">12</text:span><text:span text:style-name="T2">月</text:span><text:span text:style-name="T3">24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74041">
            <text:p>474041</text:p>
          </table:table-cell>
          <table:table-cell table:style-name="ce2" office:value-type="string">
            <text:p><text:a xlink:href="../../TransparentThoughts/474041.html">JdonFramework架构分析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8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80005">
            <text:p>480005</text:p>
          </table:table-cell>
          <table:table-cell table:style-name="ce2" office:value-type="string">
            <text:p><text:a xlink:href="../../TransparentThoughts/480005.html">你早晚会读到苏珊·桑塔格</text:a></text:p>
          </table:table-cell>
          <table:table-cell table:style-name="ce4" office:value-type="string">
            <text:p><text:span text:style-name="T1">2004</text:span><text:span text:style-name="T2">年</text:span><text:span text:style-name="T1">12</text:span><text:span text:style-name="T2">月</text:span><text:span text:style-name="T1">31</text:span><text:span text:style-name="T2">日</text:span><text:span text:style-name="T1">, </text:span><text:span text:style-name="T2">星期五 </text:span><text:span text:style-name="T1">11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96967">
            <text:p>496967</text:p>
          </table:table-cell>
          <table:table-cell table:style-name="ce2" office:value-type="string">
            <text:p><text:a xlink:href="../../TransparentThoughts/496967.html">三十万负翁是这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0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497566">
            <text:p>497566</text:p>
          </table:table-cell>
          <table:table-cell table:style-name="ce2" office:value-type="string">
            <text:p><text:a xlink:href="../../TransparentThoughts/497566.html">姓名算命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2491">
            <text:p>502491</text:p>
          </table:table-cell>
          <table:table-cell table:style-name="ce2" office:value-type="string">
            <text:p><text:a xlink:href="../../TransparentThoughts/502491.html">树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1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2793">
            <text:p>502793</text:p>
          </table:table-cell>
          <table:table-cell table:style-name="ce2" office:value-type="string">
            <text:p><text:a xlink:href="../../TransparentThoughts/502793.html">变态是一种生活态度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17</text:span><text:span text:style-name="T2">日</text:span><text:span text:style-name="T1">, </text:span><text:span text:style-name="T2">星期一 </text:span><text:span text:style-name="T1">16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3885">
            <text:p>503885</text:p>
          </table:table-cell>
          <table:table-cell table:style-name="ce2" office:value-type="string">
            <text:p><text:a xlink:href="../../TransparentThoughts/503885.html">Arrays.asList(), huh?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7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3904">
            <text:p>503904</text:p>
          </table:table-cell>
          <table:table-cell table:style-name="ce2" office:value-type="string">
            <text:p><text:a xlink:href="../../TransparentThoughts/503904.html">学会了用TrackBack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18</text:span><text:span text:style-name="T2">日</text:span><text:span text:style-name="T3">, </text:span><text:span text:style-name="T2">星期二 </text:span><text:span text:style-name="T3">18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5591">
            <text:p>505591</text:p>
          </table:table-cell>
          <table:table-cell table:style-name="ce2" office:value-type="string">
            <text:p><text:a xlink:href="../../TransparentThoughts/505591.html">这就叫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2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6799">
            <text:p>506799</text:p>
          </table:table-cell>
          <table:table-cell table:style-name="ce2" office:value-type="string">
            <text:p><text:a xlink:href="../../TransparentThoughts/506799.html">最好的世界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11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09862">
            <text:p>509862</text:p>
          </table:table-cell>
          <table:table-cell table:style-name="ce2" office:value-type="string">
            <text:p><text:a xlink:href="../../TransparentThoughts/509862.html">婚姻感悟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1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0305">
            <text:p>510305</text:p>
          </table:table-cell>
          <table:table-cell table:style-name="ce2" office:value-type="string">
            <text:p><text:a xlink:href="../../TransparentThoughts/510305.html">又到制订计划时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8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2570">
            <text:p>512570</text:p>
          </table:table-cell>
          <table:table-cell table:style-name="ce2" office:value-type="string">
            <text:p><text:a xlink:href="../../TransparentThoughts/512570.html">Tsinghua就是出强人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14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5040">
            <text:p>515040</text:p>
          </table:table-cell>
          <table:table-cell table:style-name="ce2" office:value-type="string">
            <text:p><text:a xlink:href="../../TransparentThoughts/515040.html">Java.CSDN.net</text:a></text:p>
          </table:table-cell>
          <table:table-cell table:style-name="ce5" office:value-type="string">
            <text:p><text:span text:style-name="T3">2005</text:span><text:span text:style-name="T2">年</text:span><text:span text:style-name="T3">01</text:span><text:span text:style-name="T2">月</text:span><text:span text:style-name="T3">28</text:span><text:span text:style-name="T2">日</text:span><text:span text:style-name="T3">, </text:span><text:span text:style-name="T2">星期五 </text:span><text:span text:style-name="T3">11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7727">
            <text:p>517727</text:p>
          </table:table-cell>
          <table:table-cell table:style-name="ce2" office:value-type="string">
            <text:p><text:a xlink:href="../../TransparentThoughts/517727.html">网站主编的必要素养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1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7732">
            <text:p>517732</text:p>
          </table:table-cell>
          <table:table-cell table:style-name="ce2" office:value-type="string">
            <text:p><text:a xlink:href="../../TransparentThoughts/517732.html">两道面试题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7736">
            <text:p>517736</text:p>
          </table:table-cell>
          <table:table-cell table:style-name="ce2" office:value-type="string">
            <text:p><text:a xlink:href="../../TransparentThoughts/517736.html">编辑部管理的12法则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2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19385">
            <text:p>519385</text:p>
          </table:table-cell>
          <table:table-cell table:style-name="ce2" office:value-type="string">
            <text:p><text:a xlink:href="../../TransparentThoughts/519385.html">真情致谢</text:a></text:p>
          </table:table-cell>
          <table:table-cell table:style-name="ce4" office:value-type="string">
            <text:p><text:span text:style-name="T1">2005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一 </text:span><text:span text:style-name="T1">15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23430">
            <text:p>523430</text:p>
          </table:table-cell>
          <table:table-cell table:style-name="ce2" office:value-type="string">
            <text:p><text:a xlink:href="../../TransparentThoughts/523430.html">最后一天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6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30835">
            <text:p>530835</text:p>
          </table:table-cell>
          <table:table-cell table:style-name="ce2" office:value-type="string">
            <text:p><text:a xlink:href="../../TransparentThoughts/530835.html">G-Roller失败的原因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1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36455">
            <text:p>536455</text:p>
          </table:table-cell>
          <table:table-cell table:style-name="ce2" office:value-type="string">
            <text:p><text:a xlink:href="../../TransparentThoughts/536455.html">怎么会吵了起来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15</text:span><text:span text:style-name="T2">日</text:span><text:span text:style-name="T1">, </text:span><text:span text:style-name="T2">星期二 </text:span><text:span text:style-name="T1">18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45009">
            <text:p>545009</text:p>
          </table:table-cell>
          <table:table-cell table:style-name="ce2" office:value-type="string">
            <text:p><text:a xlink:href="../../TransparentThoughts/545009.html">无·有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1</text:span><text:span text:style-name="T2">日</text:span><text:span text:style-name="T1">, </text:span><text:span text:style-name="T2">星期一 </text:span><text:span text:style-name="T1">11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1548">
            <text:p>551548</text:p>
          </table:table-cell>
          <table:table-cell table:style-name="ce2" office:value-type="string">
            <text:p><text:a xlink:href="../../TransparentThoughts/551548.html">“那本”J2EE书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6422">
            <text:p>556422</text:p>
          </table:table-cell>
          <table:table-cell table:style-name="ce2" office:value-type="string">
            <text:p><text:a xlink:href="../../TransparentThoughts/556422.html">最怕这种批评者</text:a></text:p>
          </table:table-cell>
          <table:table-cell table:style-name="ce4" office:value-type="string">
            <text:p><text:span text:style-name="T1">2005</text:span><text:span text:style-name="T2">年</text:span><text:span text:style-name="T1">02</text:span><text:span text:style-name="T2">月</text:span><text:span text:style-name="T1">28</text:span><text:span text:style-name="T2">日</text:span><text:span text:style-name="T1">, </text:span><text:span text:style-name="T2">星期一 </text:span><text:span text:style-name="T1">10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8125">
            <text:p>558125</text:p>
          </table:table-cell>
          <table:table-cell table:style-name="ce2" office:value-type="string">
            <text:p><text:a xlink:href="../../TransparentThoughts/558125.html">重读DDD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0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58209">
            <text:p>558209</text:p>
          </table:table-cell>
          <table:table-cell table:style-name="ce2" office:value-type="string">
            <text:p><text:a xlink:href="../../TransparentThoughts/558209.html">关于JDO的小道消息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1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0593">
            <text:p>560593</text:p>
          </table:table-cell>
          <table:table-cell table:style-name="ce2" office:value-type="string">
            <text:p><text:a xlink:href="../../TransparentThoughts/560593.html">没有任何借口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16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7149">
            <text:p>567149</text:p>
          </table:table-cell>
          <table:table-cell table:style-name="ce2" office:value-type="string">
            <text:p><text:a xlink:href="../../TransparentThoughts/567149.html">培训延展到北京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7276">
            <text:p>567276</text:p>
          </table:table-cell>
          <table:table-cell table:style-name="ce2" office:value-type="string">
            <text:p><text:a xlink:href="../../TransparentThoughts/567276.html">畅销书与存在主义的内省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2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68765">
            <text:p>568765</text:p>
          </table:table-cell>
          <table:table-cell table:style-name="ce2" office:value-type="string">
            <text:p><text:a xlink:href="../../TransparentThoughts/568765.html">流言是怎样炼成的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17:3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1622">
            <text:p>571622</text:p>
          </table:table-cell>
          <table:table-cell table:style-name="ce2" office:value-type="string">
            <text:p><text:a xlink:href="../../TransparentThoughts/571622.html">剃刀评论现在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0</text:span><text:span text:style-name="T2">日</text:span><text:span text:style-name="T1">, </text:span><text:span text:style-name="T2">星期四 </text:span><text:span text:style-name="T1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2714">
            <text:p>572714</text:p>
          </table:table-cell>
          <table:table-cell table:style-name="ce2" office:value-type="string">
            <text:p><text:a xlink:href="../../TransparentThoughts/572714.html">好玩的游戏：强权政治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1</text:span><text:span text:style-name="T2">日</text:span><text:span text:style-name="T1">, </text:span><text:span text:style-name="T2">星期五 </text:span><text:span text:style-name="T1">16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6358">
            <text:p>576358</text:p>
          </table:table-cell>
          <table:table-cell table:style-name="ce2" office:value-type="string">
            <text:p><text:a xlink:href="../../TransparentThoughts/576358.html">Fail Fast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4</text:span><text:span text:style-name="T2">日</text:span><text:span text:style-name="T3">, </text:span><text:span text:style-name="T2">星期一 </text:span><text:span text:style-name="T3">11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79389">
            <text:p>579389</text:p>
          </table:table-cell>
          <table:table-cell table:style-name="ce2" office:value-type="string">
            <text:p><text:a xlink:href="../../TransparentThoughts/579389.html">Ajax，兼论八卦与buzzword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1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80916">
            <text:p>580916</text:p>
          </table:table-cell>
          <table:table-cell table:style-name="ce2" office:value-type="string">
            <text:p><text:a xlink:href="../../TransparentThoughts/580916.html">DDD还差一口气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17</text:span><text:span text:style-name="T2">日</text:span><text:span text:style-name="T1">, </text:span><text:span text:style-name="T2">星期四 </text:span><text:span text:style-name="T1">11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87619">
            <text:p>587619</text:p>
          </table:table-cell>
          <table:table-cell table:style-name="ce2" office:value-type="string">
            <text:p><text:a xlink:href="../../TransparentThoughts/587619.html">三月·樱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2</text:span><text:span text:style-name="T2">日</text:span><text:span text:style-name="T1">, </text:span><text:span text:style-name="T2">星期二 </text:span><text:span text:style-name="T1">15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91871">
            <text:p>591871</text:p>
          </table:table-cell>
          <table:table-cell table:style-name="ce2" office:value-type="string">
            <text:p><text:a xlink:href="../../TransparentThoughts/591871.html">一个关于传媒的笑话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14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597781">
            <text:p>597781</text:p>
          </table:table-cell>
          <table:table-cell table:style-name="ce2" office:value-type="string">
            <text:p><text:a xlink:href="../../TransparentThoughts/597781.html">如何报道新技术[CSDN讨论稿]</text:a></text:p>
          </table:table-cell>
          <table:table-cell table:style-name="ce5" office:value-type="string">
            <text:p><text:span text:style-name="T3">2005</text:span><text:span text:style-name="T2">年</text:span><text:span text:style-name="T3">03</text:span><text:span text:style-name="T2">月</text:span><text:span text:style-name="T3">28</text:span><text:span text:style-name="T2">日</text:span><text:span text:style-name="T3">, </text:span><text:span text:style-name="T2">星期一 </text:span><text:span text:style-name="T3">11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1173">
            <text:p>601173</text:p>
          </table:table-cell>
          <table:table-cell table:style-name="ce2" office:value-type="string">
            <text:p><text:a xlink:href="../../TransparentThoughts/601173.html">关于出版的进度通报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6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2247">
            <text:p>602247</text:p>
          </table:table-cell>
          <table:table-cell table:style-name="ce2" office:value-type="string">
            <text:p><text:a xlink:href="../../TransparentThoughts/602247.html">春来了</text:a></text:p>
          </table:table-cell>
          <table:table-cell table:style-name="ce4" office:value-type="string">
            <text:p><text:span text:style-name="T1">2005</text:span><text:span text:style-name="T2">年</text:span><text:span text:style-name="T1">03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0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06027">
            <text:p>606027</text:p>
          </table:table-cell>
          <table:table-cell table:style-name="ce2" office:value-type="string">
            <text:p><text:a xlink:href="../../TransparentThoughts/606027.html">手机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</text:span><text:span text:style-name="T2">日</text:span><text:span text:style-name="T1">, </text:span><text:span text:style-name="T2">星期六 </text:span><text:span text:style-name="T1">11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4195">
            <text:p>614195</text:p>
          </table:table-cell>
          <table:table-cell table:style-name="ce2" office:value-type="string">
            <text:p><text:a xlink:href="../../TransparentThoughts/614195.html">为了放弃的努力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8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5779">
            <text:p>615779</text:p>
          </table:table-cell>
          <table:table-cell table:style-name="ce2" office:value-type="string">
            <text:p><text:a xlink:href="../../TransparentThoughts/615779.html">[转载]魔鬼的颤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5800">
            <text:p>615800</text:p>
          </table:table-cell>
          <table:table-cell table:style-name="ce2" office:value-type="string">
            <text:p><text:a xlink:href="../../TransparentThoughts/615800.html">无题，之于塔蒂尼与丹·布朗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17985">
            <text:p>617985</text:p>
          </table:table-cell>
          <table:table-cell table:style-name="ce2" office:value-type="string">
            <text:p><text:a xlink:href="../../TransparentThoughts/617985.html">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04</text:span><text:span text:style-name="T2">月</text:span><text:span text:style-name="T3">8</text:span><text:span text:style-name="T2">日</text:span><text:span text:style-name="T3">, </text:span><text:span text:style-name="T2">星期五 </text:span><text:span text:style-name="T3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22536">
            <text:p>622536</text:p>
          </table:table-cell>
          <table:table-cell table:style-name="ce2" office:value-type="string">
            <text:p><text:a xlink:href="../../TransparentThoughts/622536.html">帕格尼尼随想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36389">
            <text:p>636389</text:p>
          </table:table-cell>
          <table:table-cell table:style-name="ce2" office:value-type="string">
            <text:p><text:a xlink:href="../../TransparentThoughts/636389.html">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17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38342">
            <text:p>638342</text:p>
          </table:table-cell>
          <table:table-cell table:style-name="ce2" office:value-type="string">
            <text:p><text:a xlink:href="../../TransparentThoughts/638342.html">作文考级，以及再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18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46694">
            <text:p>646694</text:p>
          </table:table-cell>
          <table:table-cell table:style-name="ce2" office:value-type="string">
            <text:p><text:a xlink:href="../../TransparentThoughts/646694.html">AOSD with Use Cases之心得第一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3</text:span><text:span text:style-name="T2">日</text:span><text:span text:style-name="T1">, </text:span><text:span text:style-name="T2">星期六 </text:span><text:span text:style-name="T1">22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53657">
            <text:p>653657</text:p>
          </table:table-cell>
          <table:table-cell table:style-name="ce2" office:value-type="string">
            <text:p><text:a xlink:href="../../TransparentThoughts/653657.html">技术 vs. 业务，huh？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0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54097">
            <text:p>654097</text:p>
          </table:table-cell>
          <table:table-cell table:style-name="ce2" office:value-type="string">
            <text:p><text:a xlink:href="../../TransparentThoughts/654097.html">那个最恶心的家伙去了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7</text:span><text:span text:style-name="T2">日</text:span><text:span text:style-name="T1">, </text:span><text:span text:style-name="T2">星期三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56695">
            <text:p>656695</text:p>
          </table:table-cell>
          <table:table-cell table:style-name="ce2" office:value-type="string">
            <text:p><text:a xlink:href="../../TransparentThoughts/656695.html">设计模式是不是每天要用</text:a></text:p>
          </table:table-cell>
          <table:table-cell table:style-name="ce4" office:value-type="string">
            <text:p><text:span text:style-name="T1">2005</text:span><text:span text:style-name="T2">年</text:span><text:span text:style-name="T1">04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5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74435">
            <text:p>674435</text:p>
          </table:table-cell>
          <table:table-cell table:style-name="ce2" office:value-type="string">
            <text:p><text:a xlink:href="../../TransparentThoughts/674435.html">伏尔加河上的纤夫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79973">
            <text:p>679973</text:p>
          </table:table-cell>
          <table:table-cell table:style-name="ce2" office:value-type="string">
            <text:p><text:a xlink:href="../../TransparentThoughts/679973.html">Martin Fowler中国行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80053">
            <text:p>680053</text:p>
          </table:table-cell>
          <table:table-cell table:style-name="ce2" office:value-type="string">
            <text:p><text:a xlink:href="../../TransparentThoughts/680053.html">理想主义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9</text:span><text:span text:style-name="T2">日</text:span><text:span text:style-name="T1">, </text:span><text:span text:style-name="T2">星期一 </text:span><text:span text:style-name="T1">10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96591">
            <text:p>696591</text:p>
          </table:table-cell>
          <table:table-cell table:style-name="ce2" office:value-type="string">
            <text:p><text:a xlink:href="../../TransparentThoughts/696591.html">ThoughtWorks的核心价值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7</text:span><text:span text:style-name="T2">日</text:span><text:span text:style-name="T1">, </text:span><text:span text:style-name="T2">星期二 </text:span><text:span text:style-name="T1">10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698480">
            <text:p>698480</text:p>
          </table:table-cell>
          <table:table-cell table:style-name="ce2" office:value-type="string">
            <text:p><text:a xlink:href="../../TransparentThoughts/698480.html">Martin Fowler中国行日程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三 </text:span><text:span text:style-name="T1">11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01771">
            <text:p>701771</text:p>
          </table:table-cell>
          <table:table-cell table:style-name="ce2" office:value-type="string">
            <text:p><text:a xlink:href="../../TransparentThoughts/701771.html">如何在方法内部获得调用者信息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09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02738">
            <text:p>702738</text:p>
          </table:table-cell>
          <table:table-cell table:style-name="ce2" office:value-type="string">
            <text:p><text:a xlink:href="../../TransparentThoughts/702738.html">三论语文课的吊诡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0</text:span><text:span text:style-name="T2">日</text:span><text:span text:style-name="T1">, </text:span><text:span text:style-name="T2">星期五 </text:span><text:span text:style-name="T1">18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11621">
            <text:p>711621</text:p>
          </table:table-cell>
          <table:table-cell table:style-name="ce2" office:value-type="string">
            <text:p><text:a xlink:href="../../TransparentThoughts/711621.html">Martin Fowler中国行活动具体安排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4</text:span><text:span text:style-name="T2">日</text:span><text:span text:style-name="T1">, </text:span><text:span text:style-name="T2">星期二 </text:span><text:span text:style-name="T1">17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23969">
            <text:p>723969</text:p>
          </table:table-cell>
          <table:table-cell table:style-name="ce2" office:value-type="string">
            <text:p><text:a xlink:href="../../TransparentThoughts/723969.html">渴望对手</text:a></text:p>
          </table:table-cell>
          <table:table-cell table:style-name="ce4" office:value-type="string">
            <text:p><text:span text:style-name="T1">2005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日 </text:span><text:span text:style-name="T1">22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1965">
            <text:p>731965</text:p>
          </table:table-cell>
          <table:table-cell table:style-name="ce2" office:value-type="string">
            <text:p><text:a xlink:href="../../TransparentThoughts/731965.html">听Martin Fowler布道，激动万分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2034">
            <text:p>732034</text:p>
          </table:table-cell>
          <table:table-cell table:style-name="ce2" office:value-type="string">
            <text:p><text:a xlink:href="../../TransparentThoughts/732034.html">激动到不能行，记之以备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</text:span><text:span text:style-name="T2">日</text:span><text:span text:style-name="T1">, </text:span><text:span text:style-name="T2">星期四 </text:span><text:span text:style-name="T1">17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3097">
            <text:p>733097</text:p>
          </table:table-cell>
          <table:table-cell table:style-name="ce2" office:value-type="string">
            <text:p><text:a xlink:href="../../TransparentThoughts/733097.html">我最近的偶像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3</text:span><text:span text:style-name="T2">日</text:span><text:span text:style-name="T1">, </text:span><text:span text:style-name="T2">星期五 </text:span><text:span text:style-name="T1">09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7969">
            <text:p>737969</text:p>
          </table:table-cell>
          <table:table-cell table:style-name="ce2" office:value-type="string">
            <text:p><text:a xlink:href="../../TransparentThoughts/737969.html">工程化的迷思与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5</text:span><text:span text:style-name="T2">日</text:span><text:span text:style-name="T1">, </text:span><text:span text:style-name="T2">星期日 </text:span><text:span text:style-name="T1">17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39285">
            <text:p>739285</text:p>
          </table:table-cell>
          <table:table-cell table:style-name="ce2" office:value-type="string">
            <text:p><text:a xlink:href="../../TransparentThoughts/739285.html">[收藏]The three kinds of aspect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11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42131">
            <text:p>742131</text:p>
          </table:table-cell>
          <table:table-cell table:style-name="ce2" office:value-type="string">
            <text:p><text:a xlink:href="../../TransparentThoughts/742131.html">循证潮流的引领者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7</text:span><text:span text:style-name="T2">日</text:span><text:span text:style-name="T1">, </text:span><text:span text:style-name="T2">星期二 </text:span><text:span text:style-name="T1">15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44005">
            <text:p>744005</text:p>
          </table:table-cell>
          <table:table-cell table:style-name="ce2" office:value-type="string">
            <text:p><text:a xlink:href="../../TransparentThoughts/744005.html">戒由相生or戒由心生：律宗一个老问题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8</text:span><text:span text:style-name="T2">日</text:span><text:span text:style-name="T1">, </text:span><text:span text:style-name="T2">星期三 </text:span><text:span text:style-name="T1">13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53015">
            <text:p>753015</text:p>
          </table:table-cell>
          <table:table-cell table:style-name="ce2" office:value-type="string">
            <text:p><text:a xlink:href="../../TransparentThoughts/753015.html">推荐两篇对XP的批评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53027">
            <text:p>753027</text:p>
          </table:table-cell>
          <table:table-cell table:style-name="ce2" office:value-type="string">
            <text:p><text:a xlink:href="../../TransparentThoughts/753027.html">灵感·写作提纲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3</text:span><text:span text:style-name="T2">日</text:span><text:span text:style-name="T1">, </text:span><text:span text:style-name="T2">星期一 </text:span><text:span text:style-name="T1">09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0417">
            <text:p>760417</text:p>
          </table:table-cell>
          <table:table-cell table:style-name="ce2" office:value-type="string">
            <text:p><text:a xlink:href="../../TransparentThoughts/760417.html">生死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0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0443">
            <text:p>760443</text:p>
          </table:table-cell>
          <table:table-cell table:style-name="ce2" office:value-type="string">
            <text:p><text:a xlink:href="../../TransparentThoughts/760443.html">有足球的夏天很好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6</text:span><text:span text:style-name="T2">日</text:span><text:span text:style-name="T1">, </text:span><text:span text:style-name="T2">星期四 </text:span><text:span text:style-name="T1">23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2685">
            <text:p>762685</text:p>
          </table:table-cell>
          <table:table-cell table:style-name="ce2" office:value-type="string">
            <text:p><text:a xlink:href="../../TransparentThoughts/762685.html">感动·微笑·不眠之夜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04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7886">
            <text:p>767886</text:p>
          </table:table-cell>
          <table:table-cell table:style-name="ce2" office:value-type="string">
            <text:p><text:a xlink:href="../../TransparentThoughts/767886.html">Martin Fowler on LOP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17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69556">
            <text:p>769556</text:p>
          </table:table-cell>
          <table:table-cell table:style-name="ce2" office:value-type="string">
            <text:p><text:a xlink:href="../../TransparentThoughts/769556.html">浮云亚，浮云~~~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21</text:span><text:span text:style-name="T2">日</text:span><text:span text:style-name="T3">, </text:span><text:span text:style-name="T2">星期二 </text:span><text:span text:style-name="T3">16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1309">
            <text:p>771309</text:p>
          </table:table-cell>
          <table:table-cell table:style-name="ce2" office:value-type="string">
            <text:p><text:a xlink:href="../../TransparentThoughts/771309.html">略解踌躇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2</text:span><text:span text:style-name="T2">日</text:span><text:span text:style-name="T1">, </text:span><text:span text:style-name="T2">星期三 </text:span><text:span text:style-name="T1">14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78710">
            <text:p>778710</text:p>
          </table:table-cell>
          <table:table-cell table:style-name="ce2" office:value-type="string">
            <text:p><text:a xlink:href="../../TransparentThoughts/778710.html">拯救程序员王俊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一 </text:span><text:span text:style-name="T1">10:4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1520">
            <text:p>781520</text:p>
          </table:table-cell>
          <table:table-cell table:style-name="ce2" office:value-type="string">
            <text:p><text:a xlink:href="../../TransparentThoughts/781520.html">瞎起什么破名字</text:a></text:p>
          </table:table-cell>
          <table:table-cell table:style-name="ce4" office:value-type="string">
            <text:p><text:span text:style-name="T1">2005</text:span><text:span text:style-name="T2">年</text:span><text:span text:style-name="T1">06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9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3924">
            <text:p>783924</text:p>
          </table:table-cell>
          <table:table-cell table:style-name="ce2" office:value-type="string">
            <text:p><text:a xlink:href="../../TransparentThoughts/783924.html">JavaNG</text:a></text:p>
          </table:table-cell>
          <table:table-cell table:style-name="ce5" office:value-type="string">
            <text:p><text:span text:style-name="T3">2005</text:span><text:span text:style-name="T2">年</text:span><text:span text:style-name="T3">06</text:span><text:span text:style-name="T2">月</text:span><text:span text:style-name="T3">30</text:span><text:span text:style-name="T2">日</text:span><text:span text:style-name="T3">, </text:span><text:span text:style-name="T2">星期四 </text:span><text:span text:style-name="T3">12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89347">
            <text:p>789347</text:p>
          </table:table-cell>
          <table:table-cell table:style-name="ce2" office:value-type="string">
            <text:p><text:a xlink:href="../../TransparentThoughts/789347.html">头文字8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3</text:span><text:span text:style-name="T2">日</text:span><text:span text:style-name="T3">, </text:span><text:span text:style-name="T2">星期日 </text:span><text:span text:style-name="T3">1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0844">
            <text:p>790844</text:p>
          </table:table-cell>
          <table:table-cell table:style-name="ce2" office:value-type="string">
            <text:p><text:a xlink:href="../../TransparentThoughts/790844.html">Groovy也要on Rails了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4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1025">
            <text:p>791025</text:p>
          </table:table-cell>
          <table:table-cell table:style-name="ce2" office:value-type="string">
            <text:p><text:a xlink:href="../../TransparentThoughts/791025.html">JavaChina开始报名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4</text:span><text:span text:style-name="T2">日</text:span><text:span text:style-name="T1">, </text:span><text:span text:style-name="T2">星期一 </text:span><text:span text:style-name="T1">16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4509">
            <text:p>794509</text:p>
          </table:table-cell>
          <table:table-cell table:style-name="ce2" office:value-type="string">
            <text:p><text:a xlink:href="../../TransparentThoughts/794509.html">中国开发者2005大调查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三 </text:span><text:span text:style-name="T1">15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796572">
            <text:p>796572</text:p>
          </table:table-cell>
          <table:table-cell table:style-name="ce2" office:value-type="string">
            <text:p><text:a xlink:href="../../TransparentThoughts/796572.html">银英作为科幻的硬伤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7</text:span><text:span text:style-name="T2">日</text:span><text:span text:style-name="T1">, </text:span><text:span text:style-name="T2">星期四 </text:span><text:span text:style-name="T1">15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0873">
            <text:p>800873</text:p>
          </table:table-cell>
          <table:table-cell table:style-name="ce2" office:value-type="string">
            <text:p><text:a xlink:href="../../TransparentThoughts/800873.html">Annotation Sucks?!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9</text:span><text:span text:style-name="T2">日</text:span><text:span text:style-name="T3">, </text:span><text:span text:style-name="T2">星期六 </text:span><text:span text:style-name="T3">17:2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5461">
            <text:p>805461</text:p>
          </table:table-cell>
          <table:table-cell table:style-name="ce2" office:value-type="string">
            <text:p><text:a xlink:href="../../TransparentThoughts/805461.html">Java的前世今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5519">
            <text:p>805519</text:p>
          </table:table-cell>
          <table:table-cell table:style-name="ce2" office:value-type="string">
            <text:p><text:a xlink:href="../../TransparentThoughts/805519.html">差距咋就这么大咧？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0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6164">
            <text:p>806164</text:p>
          </table:table-cell>
          <table:table-cell table:style-name="ce2" office:value-type="string">
            <text:p><text:a xlink:href="../../TransparentThoughts/806164.html">切莫鄙视草根的智慧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一 </text:span><text:span text:style-name="T1">15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08206">
            <text:p>808206</text:p>
          </table:table-cell>
          <table:table-cell table:style-name="ce2" office:value-type="string">
            <text:p><text:a xlink:href="../../TransparentThoughts/808206.html">What's New In Mustang and Dolphin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12</text:span><text:span text:style-name="T2">日</text:span><text:span text:style-name="T3">, </text:span><text:span text:style-name="T2">星期二 </text:span><text:span text:style-name="T3">11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16942">
            <text:p>816942</text:p>
          </table:table-cell>
          <table:table-cell table:style-name="ce2" office:value-type="string">
            <text:p><text:a xlink:href="../../TransparentThoughts/816942.html">数据即操作·寓意深刻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16992">
            <text:p>816992</text:p>
          </table:table-cell>
          <table:table-cell table:style-name="ce2" office:value-type="string">
            <text:p><text:a xlink:href="../../TransparentThoughts/816992.html">数据即操作·实例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五 </text:span><text:span text:style-name="T1">14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6179">
            <text:p>826179</text:p>
          </table:table-cell>
          <table:table-cell table:style-name="ce2" office:value-type="string">
            <text:p><text:a xlink:href="../../TransparentThoughts/826179.html">宏论·注脚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19</text:span><text:span text:style-name="T2">日</text:span><text:span text:style-name="T1">, </text:span><text:span text:style-name="T2">星期二 </text:span><text:span text:style-name="T1">0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826">
            <text:p>829826</text:p>
          </table:table-cell>
          <table:table-cell table:style-name="ce2" office:value-type="string">
            <text:p><text:a xlink:href="../../TransparentThoughts/829826.html">随笔百则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三 </text:span><text:span text:style-name="T1">13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29946">
            <text:p>829946</text:p>
          </table:table-cell>
          <table:table-cell table:style-name="ce2" office:value-type="string">
            <text:p><text:a xlink:href="../../TransparentThoughts/829946.html">J2EE奇才Rickard Oberg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0</text:span><text:span text:style-name="T2">日</text:span><text:span text:style-name="T3">, </text:span><text:span text:style-name="T2">星期三 </text:span><text:span text:style-name="T3">13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35620">
            <text:p>835620</text:p>
          </table:table-cell>
          <table:table-cell table:style-name="ce2" office:value-type="string">
            <text:p><text:a xlink:href="../../TransparentThoughts/835620.html">投机者的大胜利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五 </text:span><text:span text:style-name="T1">14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47571">
            <text:p>847571</text:p>
          </table:table-cell>
          <table:table-cell table:style-name="ce2" office:value-type="string">
            <text:p><text:a xlink:href="../../TransparentThoughts/847571.html">A functional-programming view of time</text:a></text:p>
          </table:table-cell>
          <table:table-cell table:style-name="ce5" office:value-type="string">
            <text:p><text:span text:style-name="T3">2005</text:span><text:span text:style-name="T2">年</text:span><text:span text:style-name="T3">07</text:span><text:span text:style-name="T2">月</text:span><text:span text:style-name="T3">27</text:span><text:span text:style-name="T2">日</text:span><text:span text:style-name="T3">, </text:span><text:span text:style-name="T2">星期三 </text:span><text:span text:style-name="T3">09:3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0297">
            <text:p>850297</text:p>
          </table:table-cell>
          <table:table-cell table:style-name="ce2" office:value-type="string">
            <text:p><text:a xlink:href="../../TransparentThoughts/850297.html">数据即操作·丘奇代数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0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1015">
            <text:p>851015</text:p>
          </table:table-cell>
          <table:table-cell table:style-name="ce2" office:value-type="string">
            <text:p><text:a xlink:href="../../TransparentThoughts/851015.html">J2EE without EJB中文版即将面世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7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1149">
            <text:p>851149</text:p>
          </table:table-cell>
          <table:table-cell table:style-name="ce2" office:value-type="string">
            <text:p><text:a xlink:href="../../TransparentThoughts/851149.html">without EJB，一年间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8</text:span><text:span text:style-name="T2">日</text:span><text:span text:style-name="T1">, </text:span><text:span text:style-name="T2">星期四 </text:span><text:span text:style-name="T1">18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2970">
            <text:p>852970</text:p>
          </table:table-cell>
          <table:table-cell table:style-name="ce2" office:value-type="string">
            <text:p><text:a xlink:href="../../TransparentThoughts/852970.html">函数式编程的一大好处</text:a></text:p>
          </table:table-cell>
          <table:table-cell table:style-name="ce4" office:value-type="string">
            <text:p><text:span text:style-name="T1">2005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五 </text:span><text:span text:style-name="T1">13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59129">
            <text:p>859129</text:p>
          </table:table-cell>
          <table:table-cell table:style-name="ce2" office:value-type="string">
            <text:p><text:a xlink:href="../../TransparentThoughts/859129.html">梦到平山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一 </text:span><text:span text:style-name="T1">09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64934">
            <text:p>864934</text:p>
          </table:table-cell>
          <table:table-cell table:style-name="ce2" office:value-type="string">
            <text:p><text:a xlink:href="../../TransparentThoughts/864934.html">流与非确定性运算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3</text:span><text:span text:style-name="T2">日</text:span><text:span text:style-name="T1">, </text:span><text:span text:style-name="T2">星期三 </text:span><text:span text:style-name="T1">13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0414">
            <text:p>870414</text:p>
          </table:table-cell>
          <table:table-cell table:style-name="ce2" office:value-type="string">
            <text:p><text:a xlink:href="../../TransparentThoughts/870414.html">Servlet with Scheme: Say Hello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5</text:span><text:span text:style-name="T2">日</text:span><text:span text:style-name="T3">, </text:span><text:span text:style-name="T2">星期五 </text:span><text:span text:style-name="T3">12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9785">
            <text:p>879785</text:p>
          </table:table-cell>
          <table:table-cell table:style-name="ce2" office:value-type="string">
            <text:p><text:a xlink:href="../../TransparentThoughts/879785.html">开始在CSDN写BLO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5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79893">
            <text:p>879893</text:p>
          </table:table-cell>
          <table:table-cell table:style-name="ce2" office:value-type="string">
            <text:p><text:a xlink:href="../../TransparentThoughts/879893.html">别了，EJB 2.x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8</text:span><text:span text:style-name="T2">日</text:span><text:span text:style-name="T3">, </text:span><text:span text:style-name="T2">星期一 </text:span><text:span text:style-name="T3">16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2434">
            <text:p>882434</text:p>
          </table:table-cell>
          <table:table-cell table:style-name="ce2" office:value-type="string">
            <text:p><text:a xlink:href="../../TransparentThoughts/882434.html">Servlet with Scheme: One Input Form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3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83172">
            <text:p>883172</text:p>
          </table:table-cell>
          <table:table-cell table:style-name="ce2" office:value-type="string">
            <text:p><text:a xlink:href="../../TransparentThoughts/883172.html">[zz]Continuation-based web programming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9</text:span><text:span text:style-name="T2">日</text:span><text:span text:style-name="T3">, </text:span><text:span text:style-name="T2">星期二 </text:span><text:span text:style-name="T3">17:3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891459">
            <text:p>891459</text:p>
          </table:table-cell>
          <table:table-cell table:style-name="ce2" office:value-type="string">
            <text:p><text:a xlink:href="../../TransparentThoughts/891459.html">谁受益，谁负责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2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6015">
            <text:p>926015</text:p>
          </table:table-cell>
          <table:table-cell table:style-name="ce2" office:value-type="string">
            <text:p><text:a xlink:href="../../TransparentThoughts/926015.html">Annotation vs. Configura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17</text:span><text:span text:style-name="T2">日</text:span><text:span text:style-name="T3">, </text:span><text:span text:style-name="T2">星期三 </text:span><text:span text:style-name="T3">11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26553">
            <text:p>926553</text:p>
          </table:table-cell>
          <table:table-cell table:style-name="ce2" office:value-type="string">
            <text:p><text:a xlink:href="../../TransparentThoughts/926553.html">J2EE Development without EJB样章试读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17</text:span><text:span text:style-name="T2">日</text:span><text:span text:style-name="T1">, </text:span><text:span text:style-name="T2">星期三 </text:span><text:span text:style-name="T1">17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4688">
            <text:p>934688</text:p>
          </table:table-cell>
          <table:table-cell table:style-name="ce2" office:value-type="string">
            <text:p><text:a xlink:href="../../TransparentThoughts/934688.html">8月下旬上海行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09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4846">
            <text:p>934846</text:p>
          </table:table-cell>
          <table:table-cell table:style-name="ce2" office:value-type="string">
            <text:p><text:a xlink:href="../../TransparentThoughts/934846.html">程序员的严谨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二 </text:span><text:span text:style-name="T1">11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36726">
            <text:p>936726</text:p>
          </table:table-cell>
          <table:table-cell table:style-name="ce2" office:value-type="string">
            <text:p><text:a xlink:href="../../TransparentThoughts/936726.html">怪癖串联（竟然那么快贴到我）</text:a></text:p>
          </table:table-cell>
          <table:table-cell table:style-name="ce4" office:value-type="string">
            <text:p><text:span text:style-name="T1">2005</text:span><text:span text:style-name="T2">年</text:span><text:span text:style-name="T1">08</text:span><text:span text:style-name="T2">月</text:span><text:span text:style-name="T1">24</text:span><text:span text:style-name="T2">日</text:span><text:span text:style-name="T1">, </text:span><text:span text:style-name="T2">星期三 </text:span><text:span text:style-name="T1">17:3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3050">
            <text:p>943050</text:p>
          </table:table-cell>
          <table:table-cell table:style-name="ce2" office:value-type="string">
            <text:p><text:a xlink:href="../../TransparentThoughts/943050.html">Metadata in Ruby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29</text:span><text:span text:style-name="T2">日</text:span><text:span text:style-name="T3">, </text:span><text:span text:style-name="T2">星期一 </text:span><text:span text:style-name="T3">11:2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4514">
            <text:p>944514</text:p>
          </table:table-cell>
          <table:table-cell table:style-name="ce2" office:value-type="string">
            <text:p><text:a xlink:href="../../TransparentThoughts/944514.html">Formula of Lunch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4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4684">
            <text:p>944684</text:p>
          </table:table-cell>
          <table:table-cell table:style-name="ce2" office:value-type="string">
            <text:p><text:a xlink:href="../../TransparentThoughts/944684.html">Everything is ...</text:a></text:p>
          </table:table-cell>
          <table:table-cell table:style-name="ce5" office:value-type="string">
            <text:p><text:span text:style-name="T3">2005</text:span><text:span text:style-name="T2">年</text:span><text:span text:style-name="T3">08</text:span><text:span text:style-name="T2">月</text:span><text:span text:style-name="T3">30</text:span><text:span text:style-name="T2">日</text:span><text:span text:style-name="T3">, </text:span><text:span text:style-name="T2">星期二 </text:span><text:span text:style-name="T3">17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48496">
            <text:p>948496</text:p>
          </table:table-cell>
          <table:table-cell table:style-name="ce2" office:value-type="string">
            <text:p><text:a xlink:href="../../TransparentThoughts/948496.html">成长?成熟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0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6903">
            <text:p>956903</text:p>
          </table:table-cell>
          <table:table-cell table:style-name="ce2" office:value-type="string">
            <text:p><text:a xlink:href="../../TransparentThoughts/956903.html">Mustang Preview Ready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6</text:span><text:span text:style-name="T2">日</text:span><text:span text:style-name="T3">, </text:span><text:span text:style-name="T2">星期二 </text:span><text:span text:style-name="T3">11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57403">
            <text:p>957403</text:p>
          </table:table-cell>
          <table:table-cell table:style-name="ce2" office:value-type="string">
            <text:p><text:a xlink:href="../../TransparentThoughts/957403.html">RoR，再往前走一步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6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0259">
            <text:p>960259</text:p>
          </table:table-cell>
          <table:table-cell table:style-name="ce2" office:value-type="string">
            <text:p><text:a xlink:href="../../TransparentThoughts/960259.html">强力推荐Obie Fernandez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8</text:span><text:span text:style-name="T2">日</text:span><text:span text:style-name="T3">, </text:span><text:span text:style-name="T2">星期四 </text:span><text:span text:style-name="T3">09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66224">
            <text:p>966224</text:p>
          </table:table-cell>
          <table:table-cell table:style-name="ce2" office:value-type="string">
            <text:p><text:a xlink:href="../../TransparentThoughts/966224.html">Forum is Dead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2</text:span><text:span text:style-name="T2">日</text:span><text:span text:style-name="T3">, </text:span><text:span text:style-name="T2">星期一 </text:span><text:span text:style-name="T3">08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0607">
            <text:p>970607</text:p>
          </table:table-cell>
          <table:table-cell table:style-name="ce2" office:value-type="string">
            <text:p><text:a xlink:href="../../TransparentThoughts/970607.html">论坛的七宗罪（一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5</text:span><text:span text:style-name="T2">日</text:span><text:span text:style-name="T1">, </text:span><text:span text:style-name="T2">星期四 </text:span><text:span text:style-name="T1">12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1880">
            <text:p>971880</text:p>
          </table:table-cell>
          <table:table-cell table:style-name="ce2" office:value-type="string">
            <text:p><text:a xlink:href="../../TransparentThoughts/971880.html">Object.method_missing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16</text:span><text:span text:style-name="T2">日</text:span><text:span text:style-name="T3">, </text:span><text:span text:style-name="T2">星期五 </text:span><text:span text:style-name="T3">11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2323">
            <text:p>972323</text:p>
          </table:table-cell>
          <table:table-cell table:style-name="ce2" office:value-type="string">
            <text:p><text:a xlink:href="../../TransparentThoughts/972323.html">论坛的七宗罪（二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16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77935">
            <text:p>977935</text:p>
          </table:table-cell>
          <table:table-cell table:style-name="ce2" office:value-type="string">
            <text:p><text:a xlink:href="../../TransparentThoughts/977935.html">论坛的七宗罪（三）</text:a></text:p>
          </table:table-cell>
          <table:table-cell table:style-name="ce4" office:value-type="string">
            <text:p><text:span text:style-name="T1">2005</text:span><text:span text:style-name="T2">年</text:span><text:span text:style-name="T1">09</text:span><text:span text:style-name="T2">月</text:span><text:span text:style-name="T1">21</text:span><text:span text:style-name="T2">日</text:span><text:span text:style-name="T1">, </text:span><text:span text:style-name="T2">星期三 </text:span><text:span text:style-name="T1">14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80091">
            <text:p>980091</text:p>
          </table:table-cell>
          <table:table-cell table:style-name="ce2" office:value-type="string">
            <text:p><text:a xlink:href="../../TransparentThoughts/980091.html">WEBrick's Deadlock Bug And Solution</text:a></text:p>
          </table:table-cell>
          <table:table-cell table:style-name="ce5" office:value-type="string">
            <text:p><text:span text:style-name="T3">2005</text:span><text:span text:style-name="T2">年</text:span><text:span text:style-name="T3">09</text:span><text:span text:style-name="T2">月</text:span><text:span text:style-name="T3">23</text:span><text:span text:style-name="T2">日</text:span><text:span text:style-name="T3">, </text:span><text:span text:style-name="T2">星期五 </text:span><text:span text:style-name="T3">13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993743">
            <text:p>993743</text:p>
          </table:table-cell>
          <table:table-cell table:style-name="ce2" office:value-type="string">
            <text:p><text:a xlink:href="../../TransparentThoughts/993743.html">[摘]文心雕龙·练字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0:0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01382">
            <text:p>1001382</text:p>
          </table:table-cell>
          <table:table-cell table:style-name="ce2" office:value-type="string">
            <text:p><text:a xlink:href="../../TransparentThoughts/1001382.html">Why Ruby on Rails</text:a></text:p>
          </table:table-cell>
          <table:table-cell table:style-name="ce5" office:value-type="string">
            <text:p><text:span text:style-name="T3">2005</text:span><text:span text:style-name="T2">年</text:span><text:span text:style-name="T3">10</text:span><text:span text:style-name="T2">月</text:span><text:span text:style-name="T3">12</text:span><text:span text:style-name="T2">日</text:span><text:span text:style-name="T3">, </text:span><text:span text:style-name="T2">星期三 </text:span><text:span text:style-name="T3">09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16155">
            <text:p>1016155</text:p>
          </table:table-cell>
          <table:table-cell table:style-name="ce2" office:value-type="string">
            <text:p><text:a xlink:href="../../TransparentThoughts/1016155.html">论小资产阶级生活情调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22752">
            <text:p>1022752</text:p>
          </table:table-cell>
          <table:table-cell table:style-name="ce2" office:value-type="string">
            <text:p><text:a xlink:href="../../TransparentThoughts/1022752.html">成为MF的同事</text:a></text:p>
          </table:table-cell>
          <table:table-cell table:style-name="ce4" office:value-type="string">
            <text:p><text:span text:style-name="T1">2005</text:span><text:span text:style-name="T2">年</text:span><text:span text:style-name="T1">10</text:span><text:span text:style-name="T2">月</text:span><text:span text:style-name="T1">27</text:span><text:span text:style-name="T2">日</text:span><text:span text:style-name="T1">, </text:span><text:span text:style-name="T2">星期四 </text:span><text:span text:style-name="T1">00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3265">
            <text:p>1033265</text:p>
          </table:table-cell>
          <table:table-cell table:style-name="ce2" office:value-type="string">
            <text:p><text:a xlink:href="../../TransparentThoughts/1033265.html">厦门Ruby学习组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</text:span><text:span text:style-name="T2">日</text:span><text:span text:style-name="T1">, </text:span><text:span text:style-name="T2">星期三 </text:span><text:span text:style-name="T1">08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3489">
            <text:p>1033489</text:p>
          </table:table-cell>
          <table:table-cell table:style-name="ce2" office:value-type="string">
            <text:p><text:a xlink:href="../../TransparentThoughts/1033489.html">How hot Rails is?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10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5165">
            <text:p>1035165</text:p>
          </table:table-cell>
          <table:table-cell table:style-name="ce2" office:value-type="string">
            <text:p><text:a xlink:href="../../TransparentThoughts/1035165.html">J2EE的四书五经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</text:span><text:span text:style-name="T2">日</text:span><text:span text:style-name="T1">, </text:span><text:span text:style-name="T2">星期四 </text:span><text:span text:style-name="T1">10:5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37854">
            <text:p>1037854</text:p>
          </table:table-cell>
          <table:table-cell table:style-name="ce2" office:value-type="string">
            <text:p><text:a xlink:href="../../TransparentThoughts/1037854.html">工作 vs. 业余（再次想起麦克卢汉）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4</text:span><text:span text:style-name="T2">日</text:span><text:span text:style-name="T1">, </text:span><text:span text:style-name="T2">星期五 </text:span><text:span text:style-name="T1">18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4300">
            <text:p>1044300</text:p>
          </table:table-cell>
          <table:table-cell table:style-name="ce2" office:value-type="string">
            <text:p><text:a xlink:href="../../TransparentThoughts/1044300.html">随游：小雁塔，兴善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6</text:span><text:span text:style-name="T2">日</text:span><text:span text:style-name="T1">, </text:span><text:span text:style-name="T2">星期日 </text:span><text:span text:style-name="T1">19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46041">
            <text:p>1046041</text:p>
          </table:table-cell>
          <table:table-cell table:style-name="ce2" office:value-type="string">
            <text:p><text:a xlink:href="../../TransparentThoughts/1046041.html">纪念白求恩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7</text:span><text:span text:style-name="T2">日</text:span><text:span text:style-name="T1">, </text:span><text:span text:style-name="T2">星期一 </text:span><text:span text:style-name="T1">15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0912">
            <text:p>1050912</text:p>
          </table:table-cell>
          <table:table-cell table:style-name="ce2" office:value-type="string">
            <text:p><text:a xlink:href="../../TransparentThoughts/1050912.html">吾生也有涯，而知也无涯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9</text:span><text:span text:style-name="T2">日</text:span><text:span text:style-name="T1">, </text:span><text:span text:style-name="T2">星期三 </text:span><text:span text:style-name="T1">20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6999">
            <text:p>1056999</text:p>
          </table:table-cell>
          <table:table-cell table:style-name="ce2" office:value-type="string">
            <text:p><text:a xlink:href="../../TransparentThoughts/1056999.html">随游：南山净业寺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2</text:span><text:span text:style-name="T2">日</text:span><text:span text:style-name="T1">, </text:span><text:span text:style-name="T2">星期六 </text:span><text:span text:style-name="T1">18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7496">
            <text:p>1057496</text:p>
          </table:table-cell>
          <table:table-cell table:style-name="ce2" office:value-type="string">
            <text:p><text:a xlink:href="../../TransparentThoughts/1057496.html">Still Lost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2</text:span><text:span text:style-name="T2">日</text:span><text:span text:style-name="T3">, </text:span><text:span text:style-name="T2">星期六 </text:span><text:span text:style-name="T3">23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58407">
            <text:p>1058407</text:p>
          </table:table-cell>
          <table:table-cell table:style-name="ce2" office:value-type="string">
            <text:p><text:a xlink:href="../../TransparentThoughts/1058407.html">Interesting Thread on RoR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13</text:span><text:span text:style-name="T2">日</text:span><text:span text:style-name="T3">, </text:span><text:span text:style-name="T2">星期日 </text:span><text:span text:style-name="T3">14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5993">
            <text:p>1065993</text:p>
          </table:table-cell>
          <table:table-cell table:style-name="ce2" office:value-type="string">
            <text:p><text:a xlink:href="../../TransparentThoughts/1065993.html">我的Blog很值钱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67701">
            <text:p>1067701</text:p>
          </table:table-cell>
          <table:table-cell table:style-name="ce2" office:value-type="string">
            <text:p><text:a xlink:href="../../TransparentThoughts/1067701.html">Remember the Name</text:a></text:p>
          </table:table-cell>
          <table:table-cell table:style-name="ce5" office:value-type="string">
            <text:p><text:span text:style-name="T3">2005</text:span><text:span text:style-name="T2">年</text:span><text:span text:style-name="T3">11</text:span><text:span text:style-name="T2">月</text:span><text:span text:style-name="T3">21</text:span><text:span text:style-name="T2">日</text:span><text:span text:style-name="T3">, </text:span><text:span text:style-name="T2">星期一 </text:span><text:span text:style-name="T3">14:0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1472">
            <text:p>1071472</text:p>
          </table:table-cell>
          <table:table-cell table:style-name="ce2" office:value-type="string">
            <text:p><text:a xlink:href="../../TransparentThoughts/1071472.html">在BlogDriver试用Google分析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01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7044">
            <text:p>1077044</text:p>
          </table:table-cell>
          <table:table-cell table:style-name="ce2" office:value-type="string">
            <text:p><text:a xlink:href="../../TransparentThoughts/1077044.html">灰领</text:a></text:p>
          </table:table-cell>
          <table:table-cell table:style-name="ce4" office:value-type="string">
            <text:p><text:span text:style-name="T1">2005</text:span><text:span text:style-name="T2">年</text:span><text:span text:style-name="T1">11</text:span><text:span text:style-name="T2">月</text:span><text:span text:style-name="T1">30</text:span><text:span text:style-name="T2">日</text:span><text:span text:style-name="T1">, </text:span><text:span text:style-name="T2">星期三 </text:span><text:span text:style-name="T1">10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79459">
            <text:p>1079459</text:p>
          </table:table-cell>
          <table:table-cell table:style-name="ce2" office:value-type="string">
            <text:p><text:a xlink:href="../../TransparentThoughts/1079459.html">无奈与悲哀，以及逃避现实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</text:span><text:span text:style-name="T2">日</text:span><text:span text:style-name="T1">, </text:span><text:span text:style-name="T2">星期五 </text:span><text:span text:style-name="T1">13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6987">
            <text:p>1086987</text:p>
          </table:table-cell>
          <table:table-cell table:style-name="ce2" office:value-type="string">
            <text:p><text:a xlink:href="../../TransparentThoughts/1086987.html">敏捷?管窥?再认识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3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87046">
            <text:p>1087046</text:p>
          </table:table-cell>
          <table:table-cell table:style-name="ce2" office:value-type="string">
            <text:p><text:a xlink:href="../../TransparentThoughts/1087046.html">厦门心情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0</text:span><text:span text:style-name="T2">日</text:span><text:span text:style-name="T1">, </text:span><text:span text:style-name="T2">星期六 </text:span><text:span text:style-name="T1">14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2648">
            <text:p>1092648</text:p>
          </table:table-cell>
          <table:table-cell table:style-name="ce2" office:value-type="string">
            <text:p><text:a xlink:href="../../TransparentThoughts/1092648.html">搬家进行时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6</text:span><text:span text:style-name="T2">日</text:span><text:span text:style-name="T1">, </text:span><text:span text:style-name="T2">星期五 </text:span><text:span text:style-name="T1">21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3657">
            <text:p>1093657</text:p>
          </table:table-cell>
          <table:table-cell table:style-name="ce2" office:value-type="string">
            <text:p><text:a xlink:href="../../TransparentThoughts/1093657.html">小令·千年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18</text:span><text:span text:style-name="T2">日</text:span><text:span text:style-name="T1">, </text:span><text:span text:style-name="T2">星期日 </text:span><text:span text:style-name="T1">23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7121">
            <text:p>1097121</text:p>
          </table:table-cell>
          <table:table-cell table:style-name="ce2" office:value-type="string">
            <text:p><text:a xlink:href="../../TransparentThoughts/1097121.html">玄奘法师御弟考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2</text:span><text:span text:style-name="T2">日</text:span><text:span text:style-name="T1">, </text:span><text:span text:style-name="T2">星期四 </text:span><text:span text:style-name="T1">23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097233">
            <text:p>1097233</text:p>
          </table:table-cell>
          <table:table-cell table:style-name="ce2" office:value-type="string">
            <text:p><text:a xlink:href="../../TransparentThoughts/1097233.html">技术传播梦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01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0251">
            <text:p>1100251</text:p>
          </table:table-cell>
          <table:table-cell table:style-name="ce2" office:value-type="string">
            <text:p><text:a xlink:href="../../TransparentThoughts/1100251.html">走过2005</text:a></text:p>
          </table:table-cell>
          <table:table-cell table:style-name="ce5" office:value-type="string">
            <text:p><text:span text:style-name="T3">2005</text:span><text:span text:style-name="T2">年</text:span><text:span text:style-name="T3">12</text:span><text:span text:style-name="T2">月</text:span><text:span text:style-name="T3">26</text:span><text:span text:style-name="T2">日</text:span><text:span text:style-name="T3">, </text:span><text:span text:style-name="T2">星期一 </text:span><text:span text:style-name="T3">22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02953">
            <text:p>1102953</text:p>
          </table:table-cell>
          <table:table-cell table:style-name="ce2" office:value-type="string">
            <text:p><text:a xlink:href="../../TransparentThoughts/1102953.html">归来?魔鬼的颤音?杂感</text:a></text:p>
          </table:table-cell>
          <table:table-cell table:style-name="ce4" office:value-type="string">
            <text:p><text:span text:style-name="T1">2005</text:span><text:span text:style-name="T2">年</text:span><text:span text:style-name="T1">12</text:span><text:span text:style-name="T2">月</text:span><text:span text:style-name="T1">29</text:span><text:span text:style-name="T2">日</text:span><text:span text:style-name="T1">, </text:span><text:span text:style-name="T2">星期四 </text:span><text:span text:style-name="T1">21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2702">
            <text:p>1112702</text:p>
          </table:table-cell>
          <table:table-cell table:style-name="ce2" office:value-type="string">
            <text:p><text:a xlink:href="../../TransparentThoughts/1112702.html">[ZT]信息化与后现代的统一战线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0</text:span><text:span text:style-name="T2">日</text:span><text:span text:style-name="T1">, </text:span><text:span text:style-name="T2">星期二 </text:span><text:span text:style-name="T1">22:1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4077">
            <text:p>1114077</text:p>
          </table:table-cell>
          <table:table-cell table:style-name="ce2" office:value-type="string">
            <text:p><text:a xlink:href="../../TransparentThoughts/1114077.html">随便想想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2</text:span><text:span text:style-name="T2">日</text:span><text:span text:style-name="T1">, </text:span><text:span text:style-name="T2">星期四 </text:span><text:span text:style-name="T1">18:2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5272">
            <text:p>1115272</text:p>
          </table:table-cell>
          <table:table-cell table:style-name="ce2" office:value-type="string">
            <text:p><text:a xlink:href="../../TransparentThoughts/1115272.html">海滩上的思想者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14</text:span><text:span text:style-name="T2">日</text:span><text:span text:style-name="T1">, </text:span><text:span text:style-name="T2">星期六 </text:span><text:span text:style-name="T1">13:0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19727">
            <text:p>1119727</text:p>
          </table:table-cell>
          <table:table-cell table:style-name="ce2" office:value-type="string">
            <text:p><text:a xlink:href="../../TransparentThoughts/1119727.html">Always Nearly Done</text:a></text:p>
          </table:table-cell>
          <table:table-cell table:style-name="ce5" office:value-type="string">
            <text:p><text:span text:style-name="T3">2006</text:span><text:span text:style-name="T2">年</text:span><text:span text:style-name="T3">01</text:span><text:span text:style-name="T2">月</text:span><text:span text:style-name="T3">19</text:span><text:span text:style-name="T2">日</text:span><text:span text:style-name="T3">, </text:span><text:span text:style-name="T2">星期四 </text:span><text:span text:style-name="T3">22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1153">
            <text:p>1121153</text:p>
          </table:table-cell>
          <table:table-cell table:style-name="ce2" office:value-type="string">
            <text:p><text:a xlink:href="../../TransparentThoughts/1121153.html">可以访问sf.net了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2</text:span><text:span text:style-name="T2">日</text:span><text:span text:style-name="T1">, </text:span><text:span text:style-name="T2">星期日 </text:span><text:span text:style-name="T1">12:5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1923">
            <text:p>1121923</text:p>
          </table:table-cell>
          <table:table-cell table:style-name="ce2" office:value-type="string">
            <text:p><text:a xlink:href="../../TransparentThoughts/1121923.html">看你飞翔</text:a></text:p>
          </table:table-cell>
          <table:table-cell table:style-name="ce4" office:value-type="string">
            <text:p><text:span text:style-name="T1">2006</text:span><text:span text:style-name="T2">年</text:span><text:span text:style-name="T1">01</text:span><text:span text:style-name="T2">月</text:span><text:span text:style-name="T1">23</text:span><text:span text:style-name="T2">日</text:span><text:span text:style-name="T1">, </text:span><text:span text:style-name="T2">星期一 </text:span><text:span text:style-name="T1">21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8229">
            <text:p>1128229</text:p>
          </table:table-cell>
          <table:table-cell table:style-name="ce2" office:value-type="string">
            <text:p><text:a xlink:href="../../TransparentThoughts/1128229.html">Hibernate EntityManager Events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6</text:span><text:span text:style-name="T2">日</text:span><text:span text:style-name="T3">, </text:span><text:span text:style-name="T2">星期一 </text:span><text:span text:style-name="T3">20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29175">
            <text:p>1129175</text:p>
          </table:table-cell>
          <table:table-cell table:style-name="ce2" office:value-type="string">
            <text:p><text:a xlink:href="../../TransparentThoughts/1129175.html">Why Ruby Over Java</text:a></text:p>
          </table:table-cell>
          <table:table-cell table:style-name="ce5" office:value-type="string">
            <text:p><text:span text:style-name="T3">2006</text:span><text:span text:style-name="T2">年</text:span><text:span text:style-name="T3">02</text:span><text:span text:style-name="T2">月</text:span><text:span text:style-name="T3">8</text:span><text:span text:style-name="T2">日</text:span><text:span text:style-name="T3">, </text:span><text:span text:style-name="T2">星期三 </text:span><text:span text:style-name="T3">13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0678">
            <text:p>1140678</text:p>
          </table:table-cell>
          <table:table-cell table:style-name="ce2" office:value-type="string">
            <text:p><text:a xlink:href="../../TransparentThoughts/1140678.html">[zz]跳槽经验总结</text:a></text:p>
          </table:table-cell>
          <table:table-cell table:style-name="ce4" office:value-type="string">
            <text:p><text:span text:style-name="T1">2006</text:span><text:span text:style-name="T2">年</text:span><text:span text:style-name="T1">02</text:span><text:span text:style-name="T2">月</text:span><text:span text:style-name="T1">26</text:span><text:span text:style-name="T2">日</text:span><text:span text:style-name="T1">, </text:span><text:span text:style-name="T2">星期日 </text:span><text:span text:style-name="T1">16:5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4687">
            <text:p>1144687</text:p>
          </table:table-cell>
          <table:table-cell table:style-name="ce2" office:value-type="string">
            <text:p><text:a xlink:href="../../TransparentThoughts/1144687.html">时间就是财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19:2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4781">
            <text:p>1144781</text:p>
          </table:table-cell>
          <table:table-cell table:style-name="ce2" office:value-type="string">
            <text:p><text:a xlink:href="../../TransparentThoughts/1144781.html">大嘴巴子妄想症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4</text:span><text:span text:style-name="T2">日</text:span><text:span text:style-name="T1">, </text:span><text:span text:style-name="T2">星期六 </text:span><text:span text:style-name="T1">22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7920">
            <text:p>1147920</text:p>
          </table:table-cell>
          <table:table-cell table:style-name="ce2" office:value-type="string">
            <text:p><text:a xlink:href="../../TransparentThoughts/1147920.html">商业意识和自我意识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9</text:span><text:span text:style-name="T2">日</text:span><text:span text:style-name="T1">, </text:span><text:span text:style-name="T2">星期四 </text:span><text:span text:style-name="T1">21:2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49661">
            <text:p>1149661</text:p>
          </table:table-cell>
          <table:table-cell table:style-name="ce2" office:value-type="string">
            <text:p><text:a xlink:href="../../TransparentThoughts/1149661.html">三年又三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00:4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0281">
            <text:p>1150281</text:p>
          </table:table-cell>
          <table:table-cell table:style-name="ce2" office:value-type="string">
            <text:p><text:a xlink:href="../../TransparentThoughts/1150281.html">[如梦令]忆临安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12</text:span><text:span text:style-name="T2">日</text:span><text:span text:style-name="T1">, </text:span><text:span text:style-name="T2">星期日 </text:span><text:span text:style-name="T1">23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5212">
            <text:p>1155212</text:p>
          </table:table-cell>
          <table:table-cell table:style-name="ce2" office:value-type="string">
            <text:p><text:a xlink:href="../../TransparentThoughts/1155212.html">[推荐]Prefactoring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0</text:span><text:span text:style-name="T2">日</text:span><text:span text:style-name="T3">, </text:span><text:span text:style-name="T2">星期一 </text:span><text:span text:style-name="T3">22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5285">
            <text:p>1155285</text:p>
          </table:table-cell>
          <table:table-cell table:style-name="ce2" office:value-type="string">
            <text:p><text:a xlink:href="../../TransparentThoughts/1155285.html">单人房双人床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1</text:span><text:span text:style-name="T2">日</text:span><text:span text:style-name="T1">, </text:span><text:span text:style-name="T2">星期二 </text:span><text:span text:style-name="T1">02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6596">
            <text:p>1156596</text:p>
          </table:table-cell>
          <table:table-cell table:style-name="ce2" office:value-type="string">
            <text:p><text:a xlink:href="../../TransparentThoughts/1156596.html">今日读书有收获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3</text:span><text:span text:style-name="T2">日</text:span><text:span text:style-name="T1">, </text:span><text:span text:style-name="T2">星期四 </text:span><text:span text:style-name="T1">02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8187">
            <text:p>1158187</text:p>
          </table:table-cell>
          <table:table-cell table:style-name="ce2" office:value-type="string">
            <text:p><text:a xlink:href="../../TransparentThoughts/1158187.html">Partial Invocation As Lambda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5</text:span><text:span text:style-name="T2">日</text:span><text:span text:style-name="T3">, </text:span><text:span text:style-name="T2">星期六 </text:span><text:span text:style-name="T3">20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8892">
            <text:p>1158892</text:p>
          </table:table-cell>
          <table:table-cell table:style-name="ce2" office:value-type="string">
            <text:p><text:a xlink:href="../../TransparentThoughts/1158892.html">It Depends...</text:a></text:p>
          </table:table-cell>
          <table:table-cell table:style-name="ce5" office:value-type="string">
            <text:p><text:span text:style-name="T3">2006</text:span><text:span text:style-name="T2">年</text:span><text:span text:style-name="T3">03</text:span><text:span text:style-name="T2">月</text:span><text:span text:style-name="T3">27</text:span><text:span text:style-name="T2">日</text:span><text:span text:style-name="T3">, </text:span><text:span text:style-name="T2">星期一 </text:span><text:span text:style-name="T3">02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59971">
            <text:p>1159971</text:p>
          </table:table-cell>
          <table:table-cell table:style-name="ce2" office:value-type="string">
            <text:p><text:a xlink:href="../../TransparentThoughts/1159971.html">跨越边界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29</text:span><text:span text:style-name="T2">日</text:span><text:span text:style-name="T1">, </text:span><text:span text:style-name="T2">星期三 </text:span><text:span text:style-name="T1">00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0935">
            <text:p>1160935</text:p>
          </table:table-cell>
          <table:table-cell table:style-name="ce2" office:value-type="string">
            <text:p><text:a xlink:href="../../TransparentThoughts/1160935.html">在龙空看到了好玩的小说</text:a></text:p>
          </table:table-cell>
          <table:table-cell table:style-name="ce4" office:value-type="string">
            <text:p><text:span text:style-name="T1">2006</text:span><text:span text:style-name="T2">年</text:span><text:span text:style-name="T1">03</text:span><text:span text:style-name="T2">月</text:span><text:span text:style-name="T1">30</text:span><text:span text:style-name="T2">日</text:span><text:span text:style-name="T1">, </text:span><text:span text:style-name="T2">星期四 </text:span><text:span text:style-name="T1">17:5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64110">
            <text:p>1164110</text:p>
          </table:table-cell>
          <table:table-cell table:style-name="ce2" office:value-type="string">
            <text:p><text:a xlink:href="../../TransparentThoughts/1164110.html">Zoom Kobe I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5</text:span><text:span text:style-name="T2">日</text:span><text:span text:style-name="T3">, </text:span><text:span text:style-name="T2">星期三 </text:span><text:span text:style-name="T3">13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1101">
            <text:p>1171101</text:p>
          </table:table-cell>
          <table:table-cell table:style-name="ce2" office:value-type="string">
            <text:p><text:a xlink:href="../../TransparentThoughts/1171101.html">作为常识的敏捷</text:a></text:p>
          </table:table-cell>
          <table:table-cell table:style-name="ce4" office:value-type="string">
            <text:p><text:span text:style-name="T1">2006</text:span><text:span text:style-name="T2">年</text:span><text:span text:style-name="T1">04</text:span><text:span text:style-name="T2">月</text:span><text:span text:style-name="T1">18</text:span><text:span text:style-name="T2">日</text:span><text:span text:style-name="T1">, </text:span><text:span text:style-name="T2">星期二 </text:span><text:span text:style-name="T1">20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5102">
            <text:p>1175102</text:p>
          </table:table-cell>
          <table:table-cell table:style-name="ce2" office:value-type="string">
            <text:p><text:a xlink:href="../../TransparentThoughts/1175102.html">Martin Fowler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4</text:span><text:span text:style-name="T2">月</text:span><text:span text:style-name="T3">27</text:span><text:span text:style-name="T2">日</text:span><text:span text:style-name="T3">, </text:span><text:span text:style-name="T2">星期四 </text:span><text:span text:style-name="T3">12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7035">
            <text:p>1177035</text:p>
          </table:table-cell>
          <table:table-cell table:style-name="ce2" office:value-type="string">
            <text:p><text:a xlink:href="../../TransparentThoughts/1177035.html">还活着，还站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</text:span><text:span text:style-name="T2">日</text:span><text:span text:style-name="T1">, </text:span><text:span text:style-name="T2">星期二 </text:span><text:span text:style-name="T1">00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78992">
            <text:p>1178992</text:p>
          </table:table-cell>
          <table:table-cell table:style-name="ce2" office:value-type="string">
            <text:p><text:a xlink:href="../../TransparentThoughts/1178992.html">这个假期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6</text:span><text:span text:style-name="T2">日</text:span><text:span text:style-name="T1">, </text:span><text:span text:style-name="T2">星期六 </text:span><text:span text:style-name="T1">22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049">
            <text:p>1181049</text:p>
          </table:table-cell>
          <table:table-cell table:style-name="ce2" office:value-type="string">
            <text:p><text:a xlink:href="../../TransparentThoughts/1181049.html">Martin Fowler邀您玩转“敏捷中国”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13:4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1354">
            <text:p>1181354</text:p>
          </table:table-cell>
          <table:table-cell table:style-name="ce2" office:value-type="string">
            <text:p><text:a xlink:href="../../TransparentThoughts/1181354.html">越忠实越挨刀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2</text:span><text:span text:style-name="T2">日</text:span><text:span text:style-name="T1">, </text:span><text:span text:style-name="T2">星期五 </text:span><text:span text:style-name="T1">23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2460">
            <text:p>1182460</text:p>
          </table:table-cell>
          <table:table-cell table:style-name="ce2" office:value-type="string">
            <text:p><text:a xlink:href="../../TransparentThoughts/1182460.html">房价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2468">
            <text:p>1182468</text:p>
          </table:table-cell>
          <table:table-cell table:style-name="ce2" office:value-type="string">
            <text:p><text:a xlink:href="../../TransparentThoughts/1182468.html">房价拷问智商（续）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5</text:span><text:span text:style-name="T2">日</text:span><text:span text:style-name="T1">, </text:span><text:span text:style-name="T2">星期一 </text:span><text:span text:style-name="T1">15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2821">
            <text:p>1182821</text:p>
          </table:table-cell>
          <table:table-cell table:style-name="ce2" office:value-type="string">
            <text:p><text:a xlink:href="../../TransparentThoughts/1182821.html">不必关心敏捷的六大理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6</text:span><text:span text:style-name="T2">日</text:span><text:span text:style-name="T1">, </text:span><text:span text:style-name="T2">星期二 </text:span><text:span text:style-name="T1">10:4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3629">
            <text:p>1183629</text:p>
          </table:table-cell>
          <table:table-cell table:style-name="ce2" office:value-type="string">
            <text:p><text:a xlink:href="../../TransparentThoughts/1183629.html">关于MDA与DSL的讨论摘录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18</text:span><text:span text:style-name="T2">日</text:span><text:span text:style-name="T1">, </text:span><text:span text:style-name="T2">星期四 </text:span><text:span text:style-name="T1">00:1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7414">
            <text:p>1187414</text:p>
          </table:table-cell>
          <table:table-cell table:style-name="ce2" office:value-type="string">
            <text:p><text:a xlink:href="../../TransparentThoughts/1187414.html">值得关注的技术网站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6</text:span><text:span text:style-name="T2">日</text:span><text:span text:style-name="T1">, </text:span><text:span text:style-name="T2">星期五 </text:span><text:span text:style-name="T1">14:0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8562">
            <text:p>1188562</text:p>
          </table:table-cell>
          <table:table-cell table:style-name="ce2" office:value-type="string">
            <text:p><text:a xlink:href="../../TransparentThoughts/1188562.html">其实，大家都一样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29</text:span><text:span text:style-name="T2">日</text:span><text:span text:style-name="T1">, </text:span><text:span text:style-name="T2">星期一 </text:span><text:span text:style-name="T1">10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9488">
            <text:p>1189488</text:p>
          </table:table-cell>
          <table:table-cell table:style-name="ce2" office:value-type="string">
            <text:p><text:a xlink:href="../../TransparentThoughts/1189488.html">火花：敏捷是一条线段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1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89509">
            <text:p>1189509</text:p>
          </table:table-cell>
          <table:table-cell table:style-name="ce2" office:value-type="string">
            <text:p><text:a xlink:href="../../TransparentThoughts/1189509.html">火花：思考者钟情火花</text:a></text:p>
          </table:table-cell>
          <table:table-cell table:style-name="ce4" office:value-type="string">
            <text:p><text:span text:style-name="T1">2006</text:span><text:span text:style-name="T2">年</text:span><text:span text:style-name="T1">05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2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143">
            <text:p>1194143</text:p>
          </table:table-cell>
          <table:table-cell table:style-name="ce2" office:value-type="string">
            <text:p><text:a xlink:href="../../TransparentThoughts/1194143.html">乔迁新居，重见天日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1:4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193">
            <text:p>1194193</text:p>
          </table:table-cell>
          <table:table-cell table:style-name="ce2" office:value-type="string">
            <text:p><text:a xlink:href="../../TransparentThoughts/1194193.html">过去、现在与将来的写作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4206">
            <text:p>1194206</text:p>
          </table:table-cell>
          <table:table-cell table:style-name="ce2" office:value-type="string">
            <text:p><text:a xlink:href="../../TransparentThoughts/1194206.html">成败论英雄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11</text:span><text:span text:style-name="T2">日</text:span><text:span text:style-name="T1">, </text:span><text:span text:style-name="T2">星期日 </text:span><text:span text:style-name="T1">14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8163">
            <text:p>1198163</text:p>
          </table:table-cell>
          <table:table-cell table:style-name="ce2" office:value-type="string">
            <text:p><text:a xlink:href="../../TransparentThoughts/1198163.html">RoR Book Is Coming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2</text:span><text:span text:style-name="T2">日</text:span><text:span text:style-name="T3">, </text:span><text:span text:style-name="T2">星期四 </text:span><text:span text:style-name="T3">13:17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8591">
            <text:p>1198591</text:p>
          </table:table-cell>
          <table:table-cell table:style-name="ce2" office:value-type="string">
            <text:p><text:a xlink:href="../../TransparentThoughts/1198591.html">《应用Rails进行敏捷Web开发》样章试读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3</text:span><text:span text:style-name="T2">日</text:span><text:span text:style-name="T1">, </text:span><text:span text:style-name="T2">星期五 </text:span><text:span text:style-name="T1">14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8908">
            <text:p>1198908</text:p>
          </table:table-cell>
          <table:table-cell table:style-name="ce2" office:value-type="string">
            <text:p><text:a xlink:href="../../TransparentThoughts/1198908.html">造福社会还是伤天害理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4</text:span><text:span text:style-name="T2">日</text:span><text:span text:style-name="T1">, </text:span><text:span text:style-name="T2">星期六 </text:span><text:span text:style-name="T1">13:5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199982">
            <text:p>1199982</text:p>
          </table:table-cell>
          <table:table-cell table:style-name="ce2" office:value-type="string">
            <text:p><text:a xlink:href="../../TransparentThoughts/1199982.html">放了自己，喊一嗓子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2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0040">
            <text:p>1200040</text:p>
          </table:table-cell>
          <table:table-cell table:style-name="ce2" office:value-type="string">
            <text:p><text:a xlink:href="../../TransparentThoughts/1200040.html">Ruby/Rails书讯</text:a></text:p>
          </table:table-cell>
          <table:table-cell table:style-name="ce4" office:value-type="string">
            <text:p><text:span text:style-name="T1">2006</text:span><text:span text:style-name="T2">年</text:span><text:span text:style-name="T1">06</text:span><text:span text:style-name="T2">月</text:span><text:span text:style-name="T1">27</text:span><text:span text:style-name="T2">日</text:span><text:span text:style-name="T1">, </text:span><text:span text:style-name="T2">星期二 </text:span><text:span text:style-name="T1">15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0784">
            <text:p>1200784</text:p>
          </table:table-cell>
          <table:table-cell table:style-name="ce2" office:value-type="string">
            <text:p><text:a xlink:href="../../TransparentThoughts/1200784.html">Rails on Mongrel</text:a></text:p>
          </table:table-cell>
          <table:table-cell table:style-name="ce5" office:value-type="string">
            <text:p><text:span text:style-name="T3">2006</text:span><text:span text:style-name="T2">年</text:span><text:span text:style-name="T3">06</text:span><text:span text:style-name="T2">月</text:span><text:span text:style-name="T3">29</text:span><text:span text:style-name="T2">日</text:span><text:span text:style-name="T3">, </text:span><text:span text:style-name="T2">星期四 </text:span><text:span text:style-name="T3">14:1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1516">
            <text:p>1201516</text:p>
          </table:table-cell>
          <table:table-cell table:style-name="ce2" office:value-type="string">
            <text:p><text:a xlink:href="../../TransparentThoughts/1201516.html">学习散记：Ruby，Eclipse</text:a></text:p>
          </table:table-cell>
          <table:table-cell table:style-name="ce5" office:value-type="string">
            <text:p><text:span text:style-name="T3">2006</text:span><text:span text:style-name="T2">年</text:span><text:span text:style-name="T3">07</text:span><text:span text:style-name="T2">月</text:span><text:span text:style-name="T3">1</text:span><text:span text:style-name="T2">日</text:span><text:span text:style-name="T3">, </text:span><text:span text:style-name="T2">星期六 </text:span><text:span text:style-name="T3">16:5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3374">
            <text:p>1203374</text:p>
          </table:table-cell>
          <table:table-cell table:style-name="ce2" office:value-type="string">
            <text:p><text:a xlink:href="../../TransparentThoughts/1203374.html">团队文化的危险性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6</text:span><text:span text:style-name="T2">日</text:span><text:span text:style-name="T1">, </text:span><text:span text:style-name="T2">星期四 </text:span><text:span text:style-name="T1">17:3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4955">
            <text:p>1204955</text:p>
          </table:table-cell>
          <table:table-cell table:style-name="ce2" office:value-type="string">
            <text:p><text:a xlink:href="../../TransparentThoughts/1204955.html">一本正经地道听途说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1</text:span><text:span text:style-name="T2">日</text:span><text:span text:style-name="T1">, </text:span><text:span text:style-name="T2">星期二 </text:span><text:span text:style-name="T1">09:2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6626">
            <text:p>1206626</text:p>
          </table:table-cell>
          <table:table-cell table:style-name="ce2" office:value-type="string">
            <text:p><text:a xlink:href="../../TransparentThoughts/1206626.html">娱乐拷问智商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15</text:span><text:span text:style-name="T2">日</text:span><text:span text:style-name="T1">, </text:span><text:span text:style-name="T2">星期六 </text:span><text:span text:style-name="T1">13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8404">
            <text:p>1208404</text:p>
          </table:table-cell>
          <table:table-cell table:style-name="ce2" office:value-type="string">
            <text:p><text:a xlink:href="../../TransparentThoughts/1208404.html">《应用Rails进行敏捷Web开发》上市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0</text:span><text:span text:style-name="T2">日</text:span><text:span text:style-name="T1">, </text:span><text:span text:style-name="T2">星期四 </text:span><text:span text:style-name="T1">11:4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8634">
            <text:p>1208634</text:p>
          </table:table-cell>
          <table:table-cell table:style-name="ce2" office:value-type="string">
            <text:p><text:a xlink:href="../../TransparentThoughts/1208634.html">Ruby完全读书指南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1</text:span><text:span text:style-name="T2">日</text:span><text:span text:style-name="T1">, </text:span><text:span text:style-name="T2">星期五 </text:span><text:span text:style-name="T1">08:4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9217">
            <text:p>1209217</text:p>
          </table:table-cell>
          <table:table-cell table:style-name="ce2" office:value-type="string">
            <text:p><text:a xlink:href="../../TransparentThoughts/1209217.html">什么是软件工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2</text:span><text:span text:style-name="T2">日</text:span><text:span text:style-name="T1">, </text:span><text:span text:style-name="T2">星期六 </text:span><text:span text:style-name="T1">22:2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09723">
            <text:p>1209723</text:p>
          </table:table-cell>
          <table:table-cell table:style-name="ce2" office:value-type="string">
            <text:p><text:a xlink:href="../../TransparentThoughts/1209723.html">Martin's Bliki，中文版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4</text:span><text:span text:style-name="T2">日</text:span><text:span text:style-name="T1">, </text:span><text:span text:style-name="T2">星期一 </text:span><text:span text:style-name="T1">17:5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0468">
            <text:p>1210468</text:p>
          </table:table-cell>
          <table:table-cell table:style-name="ce2" office:value-type="string">
            <text:p><text:a xlink:href="../../TransparentThoughts/1210468.html">NAnt不能构建VS2005的项目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6</text:span><text:span text:style-name="T2">日</text:span><text:span text:style-name="T1">, </text:span><text:span text:style-name="T2">星期三 </text:span><text:span text:style-name="T1">20:1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1330">
            <text:p>1211330</text:p>
          </table:table-cell>
          <table:table-cell table:style-name="ce2" office:value-type="string">
            <text:p><text:a xlink:href="../../TransparentThoughts/1211330.html">墨尔本的阳光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29</text:span><text:span text:style-name="T2">日</text:span><text:span text:style-name="T1">, </text:span><text:span text:style-name="T2">星期六 </text:span><text:span text:style-name="T1">10:33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1714">
            <text:p>1211714</text:p>
          </table:table-cell>
          <table:table-cell table:style-name="ce2" office:value-type="string">
            <text:p><text:a xlink:href="../../TransparentThoughts/1211714.html">中国的Ruby on Rails案例</text:a></text:p>
          </table:table-cell>
          <table:table-cell table:style-name="ce4" office:value-type="string">
            <text:p><text:span text:style-name="T1">2006</text:span><text:span text:style-name="T2">年</text:span><text:span text:style-name="T1">07</text:span><text:span text:style-name="T2">月</text:span><text:span text:style-name="T1">30</text:span><text:span text:style-name="T2">日</text:span><text:span text:style-name="T1">, </text:span><text:span text:style-name="T2">星期日 </text:span><text:span text:style-name="T1">17:5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2501">
            <text:p>1212501</text:p>
          </table:table-cell>
          <table:table-cell table:style-name="ce2" office:value-type="string">
            <text:p><text:a xlink:href="../../TransparentThoughts/1212501.html">8月10日CSDN聊天活动预告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</text:span><text:span text:style-name="T2">日</text:span><text:span text:style-name="T1">, </text:span><text:span text:style-name="T2">星期二 </text:span><text:span text:style-name="T1">19:3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2899">
            <text:p>1212899</text:p>
          </table:table-cell>
          <table:table-cell table:style-name="ce2" office:value-type="string">
            <text:p><text:a xlink:href="../../TransparentThoughts/1212899.html">Met Jon Tirsen (And Aptana)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</text:span><text:span text:style-name="T2">日</text:span><text:span text:style-name="T3">, </text:span><text:span text:style-name="T2">星期三 </text:span><text:span text:style-name="T3">20:2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3635">
            <text:p>1213635</text:p>
          </table:table-cell>
          <table:table-cell table:style-name="ce2" office:value-type="string">
            <text:p><text:a xlink:href="../../TransparentThoughts/1213635.html">Don't Make Me Think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4</text:span><text:span text:style-name="T2">日</text:span><text:span text:style-name="T3">, </text:span><text:span text:style-name="T2">星期五 </text:span><text:span text:style-name="T3">19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4661">
            <text:p>1214661</text:p>
          </table:table-cell>
          <table:table-cell table:style-name="ce2" office:value-type="string">
            <text:p><text:a xlink:href="../../TransparentThoughts/1214661.html">セレニウム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8</text:span><text:span text:style-name="T2">日</text:span><text:span text:style-name="T1">, </text:span><text:span text:style-name="T2">星期二 </text:span><text:span text:style-name="T1">08:4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7775">
            <text:p>1217775</text:p>
          </table:table-cell>
          <table:table-cell table:style-name="ce2" office:value-type="string">
            <text:p><text:a xlink:href="../../TransparentThoughts/1217775.html">Ubuntu-ing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6</text:span><text:span text:style-name="T2">日</text:span><text:span text:style-name="T3">, </text:span><text:span text:style-name="T2">星期三 </text:span><text:span text:style-name="T3">19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466">
            <text:p>1218466</text:p>
          </table:table-cell>
          <table:table-cell table:style-name="ce2" office:value-type="string">
            <text:p><text:a xlink:href="../../TransparentThoughts/1218466.html">深刻的问题，现成的答案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8</text:span><text:span text:style-name="T2">日</text:span><text:span text:style-name="T1">, </text:span><text:span text:style-name="T2">星期五 </text:span><text:span text:style-name="T1">18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630">
            <text:p>1218630</text:p>
          </table:table-cell>
          <table:table-cell table:style-name="ce2" office:value-type="string">
            <text:p><text:a xlink:href="../../TransparentThoughts/1218630.html">什么是DSL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19</text:span><text:span text:style-name="T2">日</text:span><text:span text:style-name="T3">, </text:span><text:span text:style-name="T2">星期六 </text:span><text:span text:style-name="T3">10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18678">
            <text:p>1218678</text:p>
          </table:table-cell>
          <table:table-cell table:style-name="ce2" office:value-type="string">
            <text:p><text:a xlink:href="../../TransparentThoughts/1218678.html">我一个人……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19</text:span><text:span text:style-name="T2">日</text:span><text:span text:style-name="T1">, </text:span><text:span text:style-name="T2">星期六 </text:span><text:span text:style-name="T1">14:0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0104">
            <text:p>1220104</text:p>
          </table:table-cell>
          <table:table-cell table:style-name="ce2" office:value-type="string">
            <text:p><text:a xlink:href="../../TransparentThoughts/1220104.html">硒元素上铁道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3</text:span><text:span text:style-name="T2">日</text:span><text:span text:style-name="T1">, </text:span><text:span text:style-name="T2">星期三 </text:span><text:span text:style-name="T1">17:0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0340">
            <text:p>1220340</text:p>
          </table:table-cell>
          <table:table-cell table:style-name="ce2" office:value-type="string">
            <text:p><text:a xlink:href="../../TransparentThoughts/1220340.html">CCMon 0.0.1</text:a></text:p>
          </table:table-cell>
          <table:table-cell table:style-name="ce5" office:value-type="string">
            <text:p><text:span text:style-name="T3">2006</text:span><text:span text:style-name="T2">年</text:span><text:span text:style-name="T3">08</text:span><text:span text:style-name="T2">月</text:span><text:span text:style-name="T3">24</text:span><text:span text:style-name="T2">日</text:span><text:span text:style-name="T3">, </text:span><text:span text:style-name="T2">星期四 </text:span><text:span text:style-name="T3">11:0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0950">
            <text:p>1220950</text:p>
          </table:table-cell>
          <table:table-cell table:style-name="ce2" office:value-type="string">
            <text:p><text:a xlink:href="../../TransparentThoughts/1220950.html">读书大串联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25</text:span><text:span text:style-name="T2">日</text:span><text:span text:style-name="T1">, </text:span><text:span text:style-name="T2">星期五 </text:span><text:span text:style-name="T1">23:05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2828">
            <text:p>1222828</text:p>
          </table:table-cell>
          <table:table-cell table:style-name="ce2" office:value-type="string">
            <text:p><text:a xlink:href="../../TransparentThoughts/1222828.html">Selenium的家</text:a></text:p>
          </table:table-cell>
          <table:table-cell table:style-name="ce4" office:value-type="string">
            <text:p><text:span text:style-name="T1">2006</text:span><text:span text:style-name="T2">年</text:span><text:span text:style-name="T1">08</text:span><text:span text:style-name="T2">月</text:span><text:span text:style-name="T1">31</text:span><text:span text:style-name="T2">日</text:span><text:span text:style-name="T1">, </text:span><text:span text:style-name="T2">星期四 </text:span><text:span text:style-name="T1">16:5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3216">
            <text:p>1223216</text:p>
          </table:table-cell>
          <table:table-cell table:style-name="ce2" office:value-type="string">
            <text:p><text:a xlink:href="../../TransparentThoughts/1223216.html">我是重庆崽儿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</text:span><text:span text:style-name="T2">日</text:span><text:span text:style-name="T1">, </text:span><text:span text:style-name="T2">星期五 </text:span><text:span text:style-name="T1">20:1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4434">
            <text:p>1224434</text:p>
          </table:table-cell>
          <table:table-cell table:style-name="ce2" office:value-type="string">
            <text:p><text:a xlink:href="../../TransparentThoughts/1224434.html">误解，微软，从善如流（？）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5</text:span><text:span text:style-name="T2">日</text:span><text:span text:style-name="T1">, </text:span><text:span text:style-name="T2">星期二 </text:span><text:span text:style-name="T1">18:1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5330">
            <text:p>1225330</text:p>
          </table:table-cell>
          <table:table-cell table:style-name="ce2" office:value-type="string">
            <text:p><text:a xlink:href="../../TransparentThoughts/1225330.html">Selenium团队全家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8</text:span><text:span text:style-name="T2">日</text:span><text:span text:style-name="T1">, </text:span><text:span text:style-name="T2">星期五 </text:span><text:span text:style-name="T1">18:5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5632">
            <text:p>1225632</text:p>
          </table:table-cell>
          <table:table-cell table:style-name="ce2" office:value-type="string">
            <text:p><text:a xlink:href="../../TransparentThoughts/1225632.html">病，趣味性，所谓浪漫，以及疗养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9</text:span><text:span text:style-name="T2">日</text:span><text:span text:style-name="T1">, </text:span><text:span text:style-name="T2">星期六 </text:span><text:span text:style-name="T1">20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7212">
            <text:p>1227212</text:p>
          </table:table-cell>
          <table:table-cell table:style-name="ce2" office:value-type="string">
            <text:p><text:a xlink:href="../../TransparentThoughts/1227212.html">时间不够，只争朝夕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4</text:span><text:span text:style-name="T2">日</text:span><text:span text:style-name="T1">, </text:span><text:span text:style-name="T2">星期四 </text:span><text:span text:style-name="T1">21:36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28506">
            <text:p>1228506</text:p>
          </table:table-cell>
          <table:table-cell table:style-name="ce2" office:value-type="string">
            <text:p><text:a xlink:href="../../TransparentThoughts/1228506.html">空谈不误国，意见有力量</text:a></text:p>
          </table:table-cell>
          <table:table-cell table:style-name="ce4" office:value-type="string">
            <text:p><text:span text:style-name="T1">2006</text:span><text:span text:style-name="T2">年</text:span><text:span text:style-name="T1">09</text:span><text:span text:style-name="T2">月</text:span><text:span text:style-name="T1">18</text:span><text:span text:style-name="T2">日</text:span><text:span text:style-name="T1">, </text:span><text:span text:style-name="T2">星期一 </text:span><text:span text:style-name="T1">23:0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36545">
            <text:p>1236545</text:p>
          </table:table-cell>
          <table:table-cell table:style-name="ce2" office:value-type="string">
            <text:p><text:a xlink:href="../../TransparentThoughts/1236545.html">无心作博－迁移</text:a></text:p>
          </table:table-cell>
          <table:table-cell table:style-name="ce4" office:value-type="string">
            <text:p><text:span text:style-name="T1">2006</text:span><text:span text:style-name="T2">年</text:span><text:span text:style-name="T1">10</text:span><text:span text:style-name="T2">月</text:span><text:span text:style-name="T1">21</text:span><text:span text:style-name="T2">日</text:span><text:span text:style-name="T1">, </text:span><text:span text:style-name="T2">星期六 </text:span><text:span text:style-name="T1">13:49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3288">
            <text:p>1243288</text:p>
          </table:table-cell>
          <table:table-cell table:style-name="ce2" office:value-type="string">
            <text:p><text:a xlink:href="../../TransparentThoughts/1243288.html">InfoQ-China发布在即，敬请关注支持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5</text:span><text:span text:style-name="T2">日</text:span><text:span text:style-name="T1">, </text:span><text:span text:style-name="T2">星期三 </text:span><text:span text:style-name="T1">21:30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3971">
            <text:p>1243971</text:p>
          </table:table-cell>
          <table:table-cell table:style-name="ce2" office:value-type="string">
            <text:p><text:a xlink:href="../../TransparentThoughts/1243971.html">我的这一年</text:a></text:p>
          </table:table-cell>
          <table:table-cell table:style-name="ce4" office:value-type="string">
            <text:p><text:span text:style-name="T1">2006</text:span><text:span text:style-name="T2">年</text:span><text:span text:style-name="T1">11</text:span><text:span text:style-name="T2">月</text:span><text:span text:style-name="T1">18</text:span><text:span text:style-name="T2">日</text:span><text:span text:style-name="T1">, </text:span><text:span text:style-name="T2">星期六 </text:span><text:span text:style-name="T1">15:24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48060">
            <text:p>1248060</text:p>
          </table:table-cell>
          <table:table-cell table:style-name="ce2" office:value-type="string">
            <text:p><text:a xlink:href="../../TransparentThoughts/1248060.html">Mad World</text:a></text:p>
          </table:table-cell>
          <table:table-cell table:style-name="ce5" office:value-type="string">
            <text:p><text:span text:style-name="T3">2006</text:span><text:span text:style-name="T2">年</text:span><text:span text:style-name="T3">12</text:span><text:span text:style-name="T2">月</text:span><text:span text:style-name="T3">5</text:span><text:span text:style-name="T2">日</text:span><text:span text:style-name="T3">, </text:span><text:span text:style-name="T2">星期二 </text:span><text:span text:style-name="T3">09:4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52965">
            <text:p>1252965</text:p>
          </table:table-cell>
          <table:table-cell table:style-name="ce2" office:value-type="string">
            <text:p><text:a xlink:href="../../TransparentThoughts/1252965.html">又到新年许愿时</text:a></text:p>
          </table:table-cell>
          <table:table-cell table:style-name="ce4" office:value-type="string">
            <text:p><text:span text:style-name="T1">2006</text:span><text:span text:style-name="T2">年</text:span><text:span text:style-name="T1">12</text:span><text:span text:style-name="T2">月</text:span><text:span text:style-name="T1">26</text:span><text:span text:style-name="T2">日</text:span><text:span text:style-name="T1">, </text:span><text:span text:style-name="T2">星期二 </text:span><text:span text:style-name="T1">21:12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0620">
            <text:p>1260620</text:p>
          </table:table-cell>
          <table:table-cell table:style-name="ce2" office:value-type="string">
            <text:p><text:a xlink:href="../../TransparentThoughts/1260620.html">最后一个壁垒</text:a></text:p>
          </table:table-cell>
          <table:table-cell table:style-name="ce4" office:value-type="string">
            <text:p><text:span text:style-name="T1">2007</text:span><text:span text:style-name="T2">年</text:span><text:span text:style-name="T1">01</text:span><text:span text:style-name="T2">月</text:span><text:span text:style-name="T1">31</text:span><text:span text:style-name="T2">日</text:span><text:span text:style-name="T1">, </text:span><text:span text:style-name="T2">星期三 </text:span><text:span text:style-name="T1">19:3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1338">
            <text:p>1261338</text:p>
          </table:table-cell>
          <table:table-cell table:style-name="ce2" office:value-type="string">
            <text:p><text:a xlink:href="../../TransparentThoughts/1261338.html">AWDWR II is coming</text:a></text:p>
          </table:table-cell>
          <table:table-cell table:style-name="ce5" office:value-type="string">
            <text:p><text:span text:style-name="T3">2007</text:span><text:span text:style-name="T2">年</text:span><text:span text:style-name="T3">02</text:span><text:span text:style-name="T2">月</text:span><text:span text:style-name="T3">5</text:span><text:span text:style-name="T2">日</text:span><text:span text:style-name="T3">, </text:span><text:span text:style-name="T2">星期一 </text:span><text:span text:style-name="T3">13:21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1542">
            <text:p>1261542</text:p>
          </table:table-cell>
          <table:table-cell table:style-name="ce2" office:value-type="string">
            <text:p><text:a xlink:href="../../TransparentThoughts/1261542.html">用五年时间跨越鸿沟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6</text:span><text:span text:style-name="T2">日</text:span><text:span text:style-name="T1">, </text:span><text:span text:style-name="T2">星期二 </text:span><text:span text:style-name="T1">19:18</text:span></text:p>
          </table:table-cell>
          <table:table-cell table:style-name="ce1" office:value-type="string">
            <text:p>NotSelected</text:p>
          </table:table-cell>
        </table:table-row>
        <table:table-row table:style-name="ro1">
          <table:table-cell table:style-name="ce1" office:value-type="float" office:value="1261872">
            <text:p>1261872</text:p>
          </table:table-cell>
          <table:table-cell table:style-name="ce2" office:value-type="string">
            <text:p><text:a xlink:href="../../TransparentThoughts/1261872.html">Programming Ruby中文版先读为快</text:a></text:p>
          </table:table-cell>
          <table:table-cell table:style-name="ce4" office:value-type="string">
            <text:p><text:span text:style-name="T1">2007</text:span><text:span text:style-name="T2">年</text:span><text:span text:style-name="T1">02</text:span><text:span text:style-name="T2">月</text:span><text:span text:style-name="T1">8</text:span><text:span text:style-name="T2">日</text:span><text:span text:style-name="T1">, </text:span><text:span text:style-name="T2">星期四 </text:span><text:span text:style-name="T1">19:53</text:span></text:p>
          </table:table-cell>
          <table:table-cell table:style-name="ce1" office:value-type="string">
            <text:p>NotSelected</text:p>
          </table:table-cell>
        </table:table-row>
        <table:table-row table:style-name="ro1" table:number-rows-repeated="650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D1:Sheet1.D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2">02/22/2007</text:date>, <text:time>16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2T16:23:40</meta:creation-date>
    <dc:creator>Jeff Xiong</dc:creator>
    <dc:date>2007-02-22T16:30:31</dc:date>
    <dc:language>en-US</dc:language>
    <meta:editing-cycles>3</meta:editing-cycles>
    <meta:editing-duration>PT6M52S</meta:editing-duration>
    <meta:user-defined meta:name="Info 1"/>
    <meta:user-defined meta:name="Info 2"/>
    <meta:user-defined meta:name="Info 3"/>
    <meta:user-defined meta:name="Info 4"/>
    <meta:document-statistic meta:table-count="3" meta:cell-count="2056"/>
  </office:meta>
</office:document-meta>
</file>